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5.369cm"/>
    </style:style>
    <style:style style:name="co3" style:family="table-column">
      <style:table-column-properties fo:break-before="auto" style:column-width="3.796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.468cm"/>
    </style:style>
    <style:style style:name="co7" style:family="table-column">
      <style:table-column-properties fo:break-before="auto" style:column-width="6.18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opo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ubType</text:p>
          </table:table-cell>
          <table:table-cell table:style-name="ce1" office:value-type="string">
            <text:p>TopoID</text:p>
          </table:table-cell>
          <table:table-cell table:style-name="ce1" office:value-type="string">
            <text:p>TypeID</text:p>
          </table:table-cell>
          <table:table-cell table:style-name="ce1" office:value-type="string">
            <text:p>SubTypeID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string">
            <text:p>point</text:p>
          </table:table-cell>
          <table:table-cell table:number-columns-repeated="2" office:value-type="string">
            <text:p>exit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0</text:p>
          </table:table-cell>
          <table:table-cell office:value-type="string">
            <text:p>Exi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exit</text:p>
          </table:table-cell>
          <table:table-cell office:value-type="string">
            <text:p>facilities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1</text:p>
          </table:table-cell>
          <table:table-cell office:value-type="string">
            <text:p>Exit (Facilities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exit</text:p>
          </table:table-cell>
          <table:table-cell office:value-type="string">
            <text:p>restroom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2</text:p>
          </table:table-cell>
          <table:table-cell office:value-type="string">
            <text:p>Exit (Restroom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exit</text:p>
          </table:table-cell>
          <table:table-cell office:value-type="string">
            <text:p>convenience-store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3</text:p>
          </table:table-cell>
          <table:table-cell office:value-type="string">
            <text:p>Exit (Convenience Store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exit</text:p>
          </table:table-cell>
          <table:table-cell office:value-type="string">
            <text:p>weight-station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4</text:p>
          </table:table-cell>
          <table:table-cell office:value-type="string">
            <text:p>Exit (Weigh Station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exit</text:p>
          </table:table-cell>
          <table:table-cell office:value-type="string">
            <text:p>toll-booth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5</text:p>
          </table:table-cell>
          <table:table-cell office:value-type="string">
            <text:p>Exit (Toll Booth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exit</text:p>
          </table:table-cell>
          <table:table-cell office:value-type="string">
            <text:p>information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6</text:p>
          </table:table-cell>
          <table:table-cell office:value-type="string">
            <text:p>Exit (Information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exit</text:p>
          </table:table-cell>
          <table:table-cell office:value-type="string">
            <text:p>exit2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7</text:p>
          </table:table-cell>
          <table:table-cell office:value-type="string">
            <text:p>Exi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exit</text:p>
          </table:table-cell>
          <table:table-cell office:value-type="string">
            <text:p>special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x2f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medpoint</text:p>
          </table:table-cell>
          <table:table-cell office:value-type="string">
            <text:p>big1</text:p>
          </table:table-cell>
          <table:table-cell office:value-type="string">
            <text:p>0x10</text:p>
          </table:table-cell>
          <table:table-cell office:value-type="string">
            <text:p>0x01</text:p>
          </table:table-cell>
          <table:table-cell office:value-type="string">
            <text:p>0x00</text:p>
          </table:table-cell>
          <table:table-cell office:value-type="string">
            <text:p>Namedpoint (big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medpoint</text:p>
          </table:table-cell>
          <table:table-cell office:value-type="string">
            <text:p>big2</text:p>
          </table:table-cell>
          <table:table-cell office:value-type="string">
            <text:p>0x10</text:p>
          </table:table-cell>
          <table:table-cell office:value-type="string">
            <text:p>0x06</text:p>
          </table:table-cell>
          <table:table-cell office:value-type="string">
            <text:p>0x00</text:p>
          </table:table-cell>
          <table:table-cell office:value-type="string">
            <text:p>Namedpoint (big point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medpoint</text:p>
          </table:table-cell>
          <table:table-cell office:value-type="string">
            <text:p>small1</text:p>
          </table:table-cell>
          <table:table-cell office:value-type="string">
            <text:p>0x10</text:p>
          </table:table-cell>
          <table:table-cell office:value-type="string">
            <text:p>0x0b</text:p>
          </table:table-cell>
          <table:table-cell office:value-type="string">
            <text:p>0x00</text:p>
          </table:table-cell>
          <table:table-cell office:value-type="string">
            <text:p>Namedpoint (small point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medpoint</text:p>
          </table:table-cell>
          <table:table-cell office:value-type="string">
            <text:p>small2</text:p>
          </table:table-cell>
          <table:table-cell office:value-type="string">
            <text:p>0x10</text:p>
          </table:table-cell>
          <table:table-cell office:value-type="string">
            <text:p>0x0c</text:p>
          </table:table-cell>
          <table:table-cell office:value-type="string">
            <text:p>0x00</text:p>
          </table:table-cell>
          <table:table-cell office:value-type="string">
            <text:p>Namedpoint (small point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medpoint</text:p>
          </table:table-cell>
          <table:table-cell office:value-type="string">
            <text:p>small3</text:p>
          </table:table-cell>
          <table:table-cell office:value-type="string">
            <text:p>0x10</text:p>
          </table:table-cell>
          <table:table-cell office:value-type="string">
            <text:p>0x0d</text:p>
          </table:table-cell>
          <table:table-cell office:value-type="string">
            <text:p>0x00</text:p>
          </table:table-cell>
          <table:table-cell office:value-type="string">
            <text:p>Namedpoint (small point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medpoint</text:p>
          </table:table-cell>
          <table:table-cell office:value-type="string">
            <text:p>big3</text:p>
          </table:table-cell>
          <table:table-cell office:value-type="string">
            <text:p>0x10</text:p>
          </table:table-cell>
          <table:table-cell office:value-type="string">
            <text:p>0x0e</text:p>
          </table:table-cell>
          <table:table-cell office:value-type="string">
            <text:p>0x00</text:p>
          </table:table-cell>
          <table:table-cell office:value-type="string">
            <text:p>Namedpoint (big point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medpoint</text:p>
          </table:table-cell>
          <table:table-cell office:value-type="string">
            <text:p>big4</text:p>
          </table:table-cell>
          <table:table-cell office:value-type="string">
            <text:p>0x10</text:p>
          </table:table-cell>
          <table:table-cell office:value-type="string">
            <text:p>0x14</text:p>
          </table:table-cell>
          <table:table-cell office:value-type="string">
            <text:p>0x00</text:p>
          </table:table-cell>
          <table:table-cell office:value-type="string">
            <text:p>Namedpoint (big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1</text:p>
          </table:table-cell>
          <table:table-cell office:value-type="string">
            <text:p>Fog Hor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2</text:p>
          </table:table-cell>
          <table:table-cell office:value-type="string">
            <text:p>Radio Be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3</text:p>
          </table:table-cell>
          <table:table-cell office:value-type="string">
            <text:p>R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4</text:p>
          </table:table-cell>
          <table:table-cell office:value-type="string">
            <text:p>Daybeacon,red Triangl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5</text:p>
          </table:table-cell>
          <table:table-cell office:value-type="string">
            <text:p>Daybeacon,green Squar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6</text:p>
          </table:table-cell>
          <table:table-cell office:value-type="string">
            <text:p>Daybeacon,white Diamon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7</text:p>
          </table:table-cell>
          <table:table-cell office:value-type="string">
            <text:p>unlit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8</text:p>
          </table:table-cell>
          <table:table-cell office:value-type="string">
            <text:p>unlit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9</text:p>
          </table:table-cell>
          <table:table-cell office:value-type="string">
            <text:p>unlit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a</text:p>
          </table:table-cell>
          <table:table-cell office:value-type="string">
            <text:p>unlit Navaid,blac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b</text:p>
          </table:table-cell>
          <table:table-cell office:value-type="string">
            <text:p>unlit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c</text:p>
          </table:table-cell>
          <table:table-cell office:value-type="string">
            <text:p>unlit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d</text:p>
          </table:table-cell>
          <table:table-cell office:value-type="string">
            <text:p>unlit Navaid,mu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e</text:p>
          </table:table-cell>
          <table:table-cell office:value-type="string">
            <text:p>Navaid,unknow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0f</text:p>
          </table:table-cell>
          <table:table-cell office:value-type="string">
            <text:p>lighted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10</text:p>
          </table:table-cell>
          <table:table-cell office:value-type="string">
            <text:p>lighted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11</text:p>
          </table:table-cell>
          <table:table-cell office:value-type="string">
            <text:p>lighted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12</text:p>
          </table:table-cell>
          <table:table-cell office:value-type="string">
            <text:p>lighted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13</text:p>
          </table:table-cell>
          <table:table-cell office:value-type="string">
            <text:p>lighted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14</text:p>
          </table:table-cell>
          <table:table-cell office:value-type="string">
            <text:p>lighted Navaid,viole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6</text:p>
          </table:table-cell>
          <table:table-cell office:value-type="string">
            <text:p>0x15</text:p>
          </table:table-cell>
          <table:table-cell office:value-type="string">
            <text:p>lighted Navaid,blu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table:number-columns-repeated="2" office:value-type="string">
            <text:p>0x16</text:p>
          </table:table-cell>
          <table:table-cell office:value-type="string">
            <text:p>lighted Navaid,mi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1</text:p>
          </table:table-cell>
          <table:table-cell office:value-type="string">
            <text:p>Fog Hor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2</text:p>
          </table:table-cell>
          <table:table-cell office:value-type="string">
            <text:p>Radio Be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3</text:p>
          </table:table-cell>
          <table:table-cell office:value-type="string">
            <text:p>R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4</text:p>
          </table:table-cell>
          <table:table-cell office:value-type="string">
            <text:p>Daybeacon,red Triangl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5</text:p>
          </table:table-cell>
          <table:table-cell office:value-type="string">
            <text:p>Daybeacon,green Squar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6</text:p>
          </table:table-cell>
          <table:table-cell office:value-type="string">
            <text:p>Daybeacon,white Diamon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7</text:p>
          </table:table-cell>
          <table:table-cell office:value-type="string">
            <text:p>unlit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8</text:p>
          </table:table-cell>
          <table:table-cell office:value-type="string">
            <text:p>unlit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9</text:p>
          </table:table-cell>
          <table:table-cell office:value-type="string">
            <text:p>unlit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a</text:p>
          </table:table-cell>
          <table:table-cell office:value-type="string">
            <text:p>unlit Navaid,blac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b</text:p>
          </table:table-cell>
          <table:table-cell office:value-type="string">
            <text:p>unlit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c</text:p>
          </table:table-cell>
          <table:table-cell office:value-type="string">
            <text:p>unlit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d</text:p>
          </table:table-cell>
          <table:table-cell office:value-type="string">
            <text:p>unlit Navaid,mu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e</text:p>
          </table:table-cell>
          <table:table-cell office:value-type="string">
            <text:p>Navaid,unknow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0f</text:p>
          </table:table-cell>
          <table:table-cell office:value-type="string">
            <text:p>lighted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10</text:p>
          </table:table-cell>
          <table:table-cell office:value-type="string">
            <text:p>lighted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11</text:p>
          </table:table-cell>
          <table:table-cell office:value-type="string">
            <text:p>lighted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12</text:p>
          </table:table-cell>
          <table:table-cell office:value-type="string">
            <text:p>lighted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13</text:p>
          </table:table-cell>
          <table:table-cell office:value-type="string">
            <text:p>lighted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14</text:p>
          </table:table-cell>
          <table:table-cell office:value-type="string">
            <text:p>lighted Navaid,viole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15</text:p>
          </table:table-cell>
          <table:table-cell office:value-type="string">
            <text:p>lighted Navaid,blu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7</text:p>
          </table:table-cell>
          <table:table-cell office:value-type="string">
            <text:p>0x16</text:p>
          </table:table-cell>
          <table:table-cell office:value-type="string">
            <text:p>lighted Navaid,mi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1</text:p>
          </table:table-cell>
          <table:table-cell office:value-type="string">
            <text:p>Fog Hor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2</text:p>
          </table:table-cell>
          <table:table-cell office:value-type="string">
            <text:p>Radio Be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3</text:p>
          </table:table-cell>
          <table:table-cell office:value-type="string">
            <text:p>R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4</text:p>
          </table:table-cell>
          <table:table-cell office:value-type="string">
            <text:p>Daybeacon,red Triangl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5</text:p>
          </table:table-cell>
          <table:table-cell office:value-type="string">
            <text:p>Daybeacon,green Squar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6</text:p>
          </table:table-cell>
          <table:table-cell office:value-type="string">
            <text:p>Daybeacon,white Diamon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7</text:p>
          </table:table-cell>
          <table:table-cell office:value-type="string">
            <text:p>unlit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8</text:p>
          </table:table-cell>
          <table:table-cell office:value-type="string">
            <text:p>unlit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9</text:p>
          </table:table-cell>
          <table:table-cell office:value-type="string">
            <text:p>unlit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a</text:p>
          </table:table-cell>
          <table:table-cell office:value-type="string">
            <text:p>unlit Navaid,blac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b</text:p>
          </table:table-cell>
          <table:table-cell office:value-type="string">
            <text:p>unlit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c</text:p>
          </table:table-cell>
          <table:table-cell office:value-type="string">
            <text:p>unlit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d</text:p>
          </table:table-cell>
          <table:table-cell office:value-type="string">
            <text:p>unlit Navaid,mu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e</text:p>
          </table:table-cell>
          <table:table-cell office:value-type="string">
            <text:p>Navaid,unknow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0f</text:p>
          </table:table-cell>
          <table:table-cell office:value-type="string">
            <text:p>lighted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10</text:p>
          </table:table-cell>
          <table:table-cell office:value-type="string">
            <text:p>lighted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11</text:p>
          </table:table-cell>
          <table:table-cell office:value-type="string">
            <text:p>lighted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12</text:p>
          </table:table-cell>
          <table:table-cell office:value-type="string">
            <text:p>lighted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13</text:p>
          </table:table-cell>
          <table:table-cell office:value-type="string">
            <text:p>lighted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14</text:p>
          </table:table-cell>
          <table:table-cell office:value-type="string">
            <text:p>lighted Navaid,viole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15</text:p>
          </table:table-cell>
          <table:table-cell office:value-type="string">
            <text:p>lighted Navaid,blu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8</text:p>
          </table:table-cell>
          <table:table-cell office:value-type="string">
            <text:p>0x16</text:p>
          </table:table-cell>
          <table:table-cell office:value-type="string">
            <text:p>lighted Navaid,mi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1</text:p>
          </table:table-cell>
          <table:table-cell office:value-type="string">
            <text:p>Fog Hor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2</text:p>
          </table:table-cell>
          <table:table-cell office:value-type="string">
            <text:p>Radio Be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3</text:p>
          </table:table-cell>
          <table:table-cell office:value-type="string">
            <text:p>R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4</text:p>
          </table:table-cell>
          <table:table-cell office:value-type="string">
            <text:p>Daybeacon,red Triangl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5</text:p>
          </table:table-cell>
          <table:table-cell office:value-type="string">
            <text:p>Daybeacon,green Squar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6</text:p>
          </table:table-cell>
          <table:table-cell office:value-type="string">
            <text:p>Daybeacon,white Diamon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7</text:p>
          </table:table-cell>
          <table:table-cell office:value-type="string">
            <text:p>unlit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8</text:p>
          </table:table-cell>
          <table:table-cell office:value-type="string">
            <text:p>unlit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9</text:p>
          </table:table-cell>
          <table:table-cell office:value-type="string">
            <text:p>unlit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a</text:p>
          </table:table-cell>
          <table:table-cell office:value-type="string">
            <text:p>unlit Navaid,blac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b</text:p>
          </table:table-cell>
          <table:table-cell office:value-type="string">
            <text:p>unlit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c</text:p>
          </table:table-cell>
          <table:table-cell office:value-type="string">
            <text:p>unlit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d</text:p>
          </table:table-cell>
          <table:table-cell office:value-type="string">
            <text:p>unlit Navaid,mu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e</text:p>
          </table:table-cell>
          <table:table-cell office:value-type="string">
            <text:p>Navaid,unknow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0f</text:p>
          </table:table-cell>
          <table:table-cell office:value-type="string">
            <text:p>lighted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10</text:p>
          </table:table-cell>
          <table:table-cell office:value-type="string">
            <text:p>lighted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11</text:p>
          </table:table-cell>
          <table:table-cell office:value-type="string">
            <text:p>lighted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12</text:p>
          </table:table-cell>
          <table:table-cell office:value-type="string">
            <text:p>lighted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13</text:p>
          </table:table-cell>
          <table:table-cell office:value-type="string">
            <text:p>lighted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14</text:p>
          </table:table-cell>
          <table:table-cell office:value-type="string">
            <text:p>lighted Navaid,viole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15</text:p>
          </table:table-cell>
          <table:table-cell office:value-type="string">
            <text:p>lighted Navaid,blu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9</text:p>
          </table:table-cell>
          <table:table-cell office:value-type="string">
            <text:p>0x16</text:p>
          </table:table-cell>
          <table:table-cell office:value-type="string">
            <text:p>lighted Navaid,mi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1</text:p>
          </table:table-cell>
          <table:table-cell office:value-type="string">
            <text:p>Fog Hor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2</text:p>
          </table:table-cell>
          <table:table-cell office:value-type="string">
            <text:p>Radio Be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3</text:p>
          </table:table-cell>
          <table:table-cell office:value-type="string">
            <text:p>R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4</text:p>
          </table:table-cell>
          <table:table-cell office:value-type="string">
            <text:p>Daybeacon,red Triangl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5</text:p>
          </table:table-cell>
          <table:table-cell office:value-type="string">
            <text:p>Daybeacon,green Squar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6</text:p>
          </table:table-cell>
          <table:table-cell office:value-type="string">
            <text:p>Daybeacon,white Diamon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7</text:p>
          </table:table-cell>
          <table:table-cell office:value-type="string">
            <text:p>unlit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8</text:p>
          </table:table-cell>
          <table:table-cell office:value-type="string">
            <text:p>unlit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9</text:p>
          </table:table-cell>
          <table:table-cell office:value-type="string">
            <text:p>unlit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a</text:p>
          </table:table-cell>
          <table:table-cell office:value-type="string">
            <text:p>unlit Navaid,blac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b</text:p>
          </table:table-cell>
          <table:table-cell office:value-type="string">
            <text:p>unlit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c</text:p>
          </table:table-cell>
          <table:table-cell office:value-type="string">
            <text:p>unlit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d</text:p>
          </table:table-cell>
          <table:table-cell office:value-type="string">
            <text:p>unlit Navaid,mu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e</text:p>
          </table:table-cell>
          <table:table-cell office:value-type="string">
            <text:p>Navaid,unknow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0f</text:p>
          </table:table-cell>
          <table:table-cell office:value-type="string">
            <text:p>lighted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10</text:p>
          </table:table-cell>
          <table:table-cell office:value-type="string">
            <text:p>lighted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11</text:p>
          </table:table-cell>
          <table:table-cell office:value-type="string">
            <text:p>lighted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12</text:p>
          </table:table-cell>
          <table:table-cell office:value-type="string">
            <text:p>lighted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13</text:p>
          </table:table-cell>
          <table:table-cell office:value-type="string">
            <text:p>lighted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14</text:p>
          </table:table-cell>
          <table:table-cell office:value-type="string">
            <text:p>lighted Navaid,viole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15</text:p>
          </table:table-cell>
          <table:table-cell office:value-type="string">
            <text:p>lighted Navaid,blu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a</text:p>
          </table:table-cell>
          <table:table-cell office:value-type="string">
            <text:p>0x16</text:p>
          </table:table-cell>
          <table:table-cell office:value-type="string">
            <text:p>lighted Navaid,mi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1</text:p>
          </table:table-cell>
          <table:table-cell office:value-type="string">
            <text:p>Fog Hor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2</text:p>
          </table:table-cell>
          <table:table-cell office:value-type="string">
            <text:p>Radio Be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3</text:p>
          </table:table-cell>
          <table:table-cell office:value-type="string">
            <text:p>Rac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4</text:p>
          </table:table-cell>
          <table:table-cell office:value-type="string">
            <text:p>Daybeacon,red Triangl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5</text:p>
          </table:table-cell>
          <table:table-cell office:value-type="string">
            <text:p>Daybeacon,green Squar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6</text:p>
          </table:table-cell>
          <table:table-cell office:value-type="string">
            <text:p>Daybeacon,white Diamon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7</text:p>
          </table:table-cell>
          <table:table-cell office:value-type="string">
            <text:p>unlit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8</text:p>
          </table:table-cell>
          <table:table-cell office:value-type="string">
            <text:p>unlit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9</text:p>
          </table:table-cell>
          <table:table-cell office:value-type="string">
            <text:p>unlit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a</text:p>
          </table:table-cell>
          <table:table-cell office:value-type="string">
            <text:p>unlit Navaid,blac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b</text:p>
          </table:table-cell>
          <table:table-cell office:value-type="string">
            <text:p>unlit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c</text:p>
          </table:table-cell>
          <table:table-cell office:value-type="string">
            <text:p>unlit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d</text:p>
          </table:table-cell>
          <table:table-cell office:value-type="string">
            <text:p>unlit Navaid,mu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e</text:p>
          </table:table-cell>
          <table:table-cell office:value-type="string">
            <text:p>Navaid,unknow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0f</text:p>
          </table:table-cell>
          <table:table-cell office:value-type="string">
            <text:p>lighted Navaid,whi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10</text:p>
          </table:table-cell>
          <table:table-cell office:value-type="string">
            <text:p>lighted Navaid,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11</text:p>
          </table:table-cell>
          <table:table-cell office:value-type="string">
            <text:p>lighted Navaid,gree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12</text:p>
          </table:table-cell>
          <table:table-cell office:value-type="string">
            <text:p>lighted Navaid,yellow or amb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13</text:p>
          </table:table-cell>
          <table:table-cell office:value-type="string">
            <text:p>lighted Navaid,o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14</text:p>
          </table:table-cell>
          <table:table-cell office:value-type="string">
            <text:p>lighted Navaid,viole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15</text:p>
          </table:table-cell>
          <table:table-cell office:value-type="string">
            <text:p>lighted Navaid,blu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igation</text:p>
          </table:table-cell>
          <table:table-cell/>
          <table:table-cell office:value-type="string">
            <text:p>0x10</text:p>
          </table:table-cell>
          <table:table-cell office:value-type="string">
            <text:p>0x1b</text:p>
          </table:table-cell>
          <table:table-cell office:value-type="string">
            <text:p>0x16</text:p>
          </table:table-cell>
          <table:table-cell office:value-type="string">
            <text:p>lighted Navaid,milti color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0</text:p>
          </table:table-cell>
          <table:table-cell office:value-type="string">
            <text:p>Unclasified Obstructi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1</text:p>
          </table:table-cell>
          <table:table-cell office:value-type="string">
            <text:p>Wrec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2</text:p>
          </table:table-cell>
          <table:table-cell office:value-type="string">
            <text:p>submerged Wreck,dangerous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3</text:p>
          </table:table-cell>
          <table:table-cell office:value-type="string">
            <text:p>submerged Wreck,non-dangerous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4</text:p>
          </table:table-cell>
          <table:table-cell office:value-type="string">
            <text:p>Wreck,cleared by Wire-dra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5</text:p>
          </table:table-cell>
          <table:table-cell office:value-type="string">
            <text:p>Obstr.,visible at high Wat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6</text:p>
          </table:table-cell>
          <table:table-cell office:value-type="string">
            <text:p>Obstruction,awash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7</text:p>
          </table:table-cell>
          <table:table-cell office:value-type="string">
            <text:p>Obstruction,submerge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8</text:p>
          </table:table-cell>
          <table:table-cell office:value-type="string">
            <text:p>Obstr.,cleared by Wire-dra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9</text:p>
          </table:table-cell>
          <table:table-cell office:value-type="string">
            <text:p>Rock,awash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a</text:p>
          </table:table-cell>
          <table:table-cell office:value-type="string">
            <text:p>Rock,submerged at low Wat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val-obstruction</text:p>
          </table:table-cell>
          <table:table-cell/>
          <table:table-cell office:value-type="string">
            <text:p>0x10</text:p>
          </table:table-cell>
          <table:table-cell office:value-type="string">
            <text:p>0x1c</text:p>
          </table:table-cell>
          <table:table-cell office:value-type="string">
            <text:p>0x0b</text:p>
          </table:table-cell>
          <table:table-cell office:value-type="string">
            <text:p>Soundin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medpoint</text:p>
          </table:table-cell>
          <table:table-cell office:value-type="string">
            <text:p>middle</text:p>
          </table:table-cell>
          <table:table-cell office:value-type="string">
            <text:p>0x10</text:p>
          </table:table-cell>
          <table:table-cell office:value-type="string">
            <text:p>0x1e</text:p>
          </table:table-cell>
          <table:table-cell office:value-type="string">
            <text:p>0x00</text:p>
          </table:table-cell>
          <table:table-cell office:value-type="string">
            <text:p>Namedpoint (middle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medpoint</text:p>
          </table:table-cell>
          <table:table-cell office:value-type="string">
            <text:p>small4</text:p>
          </table:table-cell>
          <table:table-cell office:value-type="string">
            <text:p>0x10</text:p>
          </table:table-cell>
          <table:table-cell office:value-type="string">
            <text:p>0x28</text:p>
          </table:table-cell>
          <table:table-cell office:value-type="string">
            <text:p>0x00</text:p>
          </table:table-cell>
          <table:table-cell office:value-type="string">
            <text:p>Namedpoint (small point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american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1</text:p>
          </table:table-cell>
          <table:table-cell office:value-type="string">
            <text:p>Dining(American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asian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2</text:p>
          </table:table-cell>
          <table:table-cell office:value-type="string">
            <text:p>Dining(Asian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barbecue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3</text:p>
          </table:table-cell>
          <table:table-cell office:value-type="string">
            <text:p>Dining(Barbecue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chinese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4</text:p>
          </table:table-cell>
          <table:table-cell office:value-type="string">
            <text:p>Dining(Chinese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deli-bakery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5</text:p>
          </table:table-cell>
          <table:table-cell office:value-type="string">
            <text:p>Dining(Deli/Bakery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international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6</text:p>
          </table:table-cell>
          <table:table-cell office:value-type="string">
            <text:p>Dining(International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fast-food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7</text:p>
          </table:table-cell>
          <table:table-cell office:value-type="string">
            <text:p>Fast Foo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italian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8</text:p>
          </table:table-cell>
          <table:table-cell office:value-type="string">
            <text:p>Dining(Italian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mexican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9</text:p>
          </table:table-cell>
          <table:table-cell office:value-type="string">
            <text:p>Dining(Mexican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pizza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a</text:p>
          </table:table-cell>
          <table:table-cell office:value-type="string">
            <text:p>Dining(Pizza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sea-food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b</text:p>
          </table:table-cell>
          <table:table-cell office:value-type="string">
            <text:p>Dining(Sea Food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steak-grill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c</text:p>
          </table:table-cell>
          <table:table-cell office:value-type="string">
            <text:p>Dining(Steak/Grill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bagel-donut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d</text:p>
          </table:table-cell>
          <table:table-cell office:value-type="string">
            <text:p>Dining(Bagel/Donut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cafe-diner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e</text:p>
          </table:table-cell>
          <table:table-cell office:value-type="string">
            <text:p>Dining(Cafe/Diner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french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0f</text:p>
          </table:table-cell>
          <table:table-cell office:value-type="string">
            <text:p>Dining(French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german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10</text:p>
          </table:table-cell>
          <table:table-cell office:value-type="string">
            <text:p>Dining(German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dining</text:p>
          </table:table-cell>
          <table:table-cell office:value-type="string">
            <text:p>british-isle</text:p>
          </table:table-cell>
          <table:table-cell office:value-type="string">
            <text:p>0x10</text:p>
          </table:table-cell>
          <table:table-cell office:value-type="string">
            <text:p>0x2a</text:p>
          </table:table-cell>
          <table:table-cell office:value-type="string">
            <text:p>0x11</text:p>
          </table:table-cell>
          <table:table-cell office:value-type="string">
            <text:p>Dining(British Isle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ccommodation</text:p>
          </table:table-cell>
          <table:table-cell office:value-type="string">
            <text:p>hotel</text:p>
          </table:table-cell>
          <table:table-cell office:value-type="string">
            <text:p>0x10</text:p>
          </table:table-cell>
          <table:table-cell office:value-type="string">
            <text:p>0x2b</text:p>
          </table:table-cell>
          <table:table-cell office:value-type="string">
            <text:p>0x00</text:p>
          </table:table-cell>
          <table:table-cell office:value-type="string">
            <text:p>Hotel(Other)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ccommodation</text:p>
          </table:table-cell>
          <table:table-cell office:value-type="string">
            <text:p>motel</text:p>
          </table:table-cell>
          <table:table-cell office:value-type="string">
            <text:p>0x10</text:p>
          </table:table-cell>
          <table:table-cell office:value-type="string">
            <text:p>0x2b</text:p>
          </table:table-cell>
          <table:table-cell office:value-type="string">
            <text:p>0x01</text:p>
          </table:table-cell>
          <table:table-cell office:value-type="string">
            <text:p>Hotel/Mote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ccommodation</text:p>
          </table:table-cell>
          <table:table-cell office:value-type="string">
            <text:p>bed-and-breakfast</text:p>
          </table:table-cell>
          <table:table-cell office:value-type="string">
            <text:p>0x10</text:p>
          </table:table-cell>
          <table:table-cell office:value-type="string">
            <text:p>0x2b</text:p>
          </table:table-cell>
          <table:table-cell office:value-type="string">
            <text:p>0x02</text:p>
          </table:table-cell>
          <table:table-cell office:value-type="string">
            <text:p>Bed&amp;Breakfast in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ccommodation</text:p>
          </table:table-cell>
          <table:table-cell office:value-type="string">
            <text:p>camping</text:p>
          </table:table-cell>
          <table:table-cell office:value-type="string">
            <text:p>0x10</text:p>
          </table:table-cell>
          <table:table-cell office:value-type="string">
            <text:p>0x2b</text:p>
          </table:table-cell>
          <table:table-cell office:value-type="string">
            <text:p>0x03</text:p>
          </table:table-cell>
          <table:table-cell office:value-type="string">
            <text:p>Camping/RV-Par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ccommodation</text:p>
          </table:table-cell>
          <table:table-cell office:value-type="string">
            <text:p>resort</text:p>
          </table:table-cell>
          <table:table-cell office:value-type="string">
            <text:p>0x10</text:p>
          </table:table-cell>
          <table:table-cell office:value-type="string">
            <text:p>0x2b</text:p>
          </table:table-cell>
          <table:table-cell office:value-type="string">
            <text:p>0x04</text:p>
          </table:table-cell>
          <table:table-cell office:value-type="string">
            <text:p>Resor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menity</text:p>
          </table:table-cell>
          <table:table-cell office:value-type="string">
            <text:p>amusement-park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1</text:p>
          </table:table-cell>
          <table:table-cell office:value-type="string">
            <text:p>Amusment Park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menity</text:p>
          </table:table-cell>
          <table:table-cell office:value-type="string">
            <text:p>museum-history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2</text:p>
          </table:table-cell>
          <table:table-cell office:value-type="string">
            <text:p>Museum/History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menity</text:p>
          </table:table-cell>
          <table:table-cell office:value-type="string">
            <text:p>library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3</text:p>
          </table:table-cell>
          <table:table-cell office:value-type="string">
            <text:p>Libraries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menity</text:p>
          </table:table-cell>
          <table:table-cell office:value-type="string">
            <text:p>land-mark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4</text:p>
          </table:table-cell>
          <table:table-cell office:value-type="string">
            <text:p>Land Mar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menity</text:p>
          </table:table-cell>
          <table:table-cell office:value-type="string">
            <text:p>school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5</text:p>
          </table:table-cell>
          <table:table-cell office:value-type="string">
            <text:p>Schoo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menity</text:p>
          </table:table-cell>
          <table:table-cell office:value-type="string">
            <text:p>park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6</text:p>
          </table:table-cell>
          <table:table-cell office:value-type="string">
            <text:p>Par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menity</text:p>
          </table:table-cell>
          <table:table-cell office:value-type="string">
            <text:p>zoo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7</text:p>
          </table:table-cell>
          <table:table-cell office:value-type="string">
            <text:p>Zoo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menity</text:p>
          </table:table-cell>
          <table:table-cell office:value-type="string">
            <text:p>sportcenter-stadion-race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8</text:p>
          </table:table-cell>
          <table:table-cell office:value-type="string">
            <text:p>Sportcenter,Stadion,Rac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menity</text:p>
          </table:table-cell>
          <table:table-cell office:value-type="string">
            <text:p>conference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9</text:p>
          </table:table-cell>
          <table:table-cell office:value-type="string">
            <text:p>Conferenc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menity</text:p>
          </table:table-cell>
          <table:table-cell office:value-type="string">
            <text:p>vine</text:p>
          </table:table-cell>
          <table:table-cell office:value-type="string">
            <text:p>0x10</text:p>
          </table:table-cell>
          <table:table-cell office:value-type="string">
            <text:p>0x2c</text:p>
          </table:table-cell>
          <table:table-cell office:value-type="string">
            <text:p>0x0a</text:p>
          </table:table-cell>
          <table:table-cell office:value-type="string">
            <text:p>Vin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leisure</text:p>
          </table:table-cell>
          <table:table-cell office:value-type="string">
            <text:p>theatre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1</text:p>
          </table:table-cell>
          <table:table-cell office:value-type="string">
            <text:p>Theatr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leisure</text:p>
          </table:table-cell>
          <table:table-cell office:value-type="string">
            <text:p>bar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2</text:p>
          </table:table-cell>
          <table:table-cell office:value-type="string">
            <text:p>Ba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leisure</text:p>
          </table:table-cell>
          <table:table-cell office:value-type="string">
            <text:p>cinema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3</text:p>
          </table:table-cell>
          <table:table-cell office:value-type="string">
            <text:p>Cinema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leisure</text:p>
          </table:table-cell>
          <table:table-cell office:value-type="string">
            <text:p>casino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4</text:p>
          </table:table-cell>
          <table:table-cell office:value-type="string">
            <text:p>Casino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leisure</text:p>
          </table:table-cell>
          <table:table-cell office:value-type="string">
            <text:p>golf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5</text:p>
          </table:table-cell>
          <table:table-cell office:value-type="string">
            <text:p>Golf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leisure</text:p>
          </table:table-cell>
          <table:table-cell office:value-type="string">
            <text:p>skiing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6</text:p>
          </table:table-cell>
          <table:table-cell office:value-type="string">
            <text:p>Skiing Cent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leisure</text:p>
          </table:table-cell>
          <table:table-cell office:value-type="string">
            <text:p>bowling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7</text:p>
          </table:table-cell>
          <table:table-cell office:value-type="string">
            <text:p>Bowlin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leisure</text:p>
          </table:table-cell>
          <table:table-cell office:value-type="string">
            <text:p>ice-skate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8</text:p>
          </table:table-cell>
          <table:table-cell office:value-type="string">
            <text:p>Ice-Skat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leisure</text:p>
          </table:table-cell>
          <table:table-cell office:value-type="string">
            <text:p>swimming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9</text:p>
          </table:table-cell>
          <table:table-cell office:value-type="string">
            <text:p>Swimmin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leisure</text:p>
          </table:table-cell>
          <table:table-cell office:value-type="string">
            <text:p>sports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a</text:p>
          </table:table-cell>
          <table:table-cell office:value-type="string">
            <text:p>Sports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leisure</text:p>
          </table:table-cell>
          <table:table-cell office:value-type="string">
            <text:p>sport-airport</text:p>
          </table:table-cell>
          <table:table-cell office:value-type="string">
            <text:p>0x10</text:p>
          </table:table-cell>
          <table:table-cell office:value-type="string">
            <text:p>0x2d</text:p>
          </table:table-cell>
          <table:table-cell office:value-type="string">
            <text:p>0x0b</text:p>
          </table:table-cell>
          <table:table-cell office:value-type="string">
            <text:p>Sport Airpor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shopping</text:p>
          </table:table-cell>
          <table:table-cell office:value-type="string">
            <text:p>department-store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1</text:p>
          </table:table-cell>
          <table:table-cell office:value-type="string">
            <text:p>Department Stor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shopping</text:p>
          </table:table-cell>
          <table:table-cell office:value-type="string">
            <text:p>grocery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2</text:p>
          </table:table-cell>
          <table:table-cell office:value-type="string">
            <text:p>Grocery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shopping</text:p>
          </table:table-cell>
          <table:table-cell office:value-type="string">
            <text:p>general-merchendiser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3</text:p>
          </table:table-cell>
          <table:table-cell office:value-type="string">
            <text:p>General Merchandis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shopping</text:p>
          </table:table-cell>
          <table:table-cell office:value-type="string">
            <text:p>shopping-center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4</text:p>
          </table:table-cell>
          <table:table-cell office:value-type="string">
            <text:p>Shopping-Cent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shopping</text:p>
          </table:table-cell>
          <table:table-cell office:value-type="string">
            <text:p>pharmacie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5</text:p>
          </table:table-cell>
          <table:table-cell office:value-type="string">
            <text:p>Pharmaci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shopping</text:p>
          </table:table-cell>
          <table:table-cell office:value-type="string">
            <text:p>convenience</text:p>
          </table:table-cell>
          <table:table-cell office:value-type="string">
            <text:p>0x10</text:p>
          </table:table-cell>
          <table:table-cell office:value-type="string">
            <text:p>0x2e</text:p>
          </table:table-cell>
          <table:table-cell office:value-type="string">
            <text:p>0x06</text:p>
          </table:table-cell>
          <table:table-cell office:value-type="string">
            <text:p>Convinienc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petrol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1</text:p>
          </table:table-cell>
          <table:table-cell office:value-type="string">
            <text:p>Petro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auto-rental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2</text:p>
          </table:table-cell>
          <table:table-cell office:value-type="string">
            <text:p>Auto Renta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auto-repair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3</text:p>
          </table:table-cell>
          <table:table-cell office:value-type="string">
            <text:p>Auto Repai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airport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4</text:p>
          </table:table-cell>
          <table:table-cell office:value-type="string">
            <text:p>Airpor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post-office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5</text:p>
          </table:table-cell>
          <table:table-cell office:value-type="string">
            <text:p>Post Offic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bank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6</text:p>
          </table:table-cell>
          <table:table-cell office:value-type="string">
            <text:p>Ban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auto-vendor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7</text:p>
          </table:table-cell>
          <table:table-cell office:value-type="string">
            <text:p>Autohande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bus-station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8</text:p>
          </table:table-cell>
          <table:table-cell office:value-type="string">
            <text:p>Bus Stati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marina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9</text:p>
          </table:table-cell>
          <table:table-cell office:value-type="string">
            <text:p>Marina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wrecker-service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a</text:p>
          </table:table-cell>
          <table:table-cell office:value-type="string">
            <text:p>Wrecker Servic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parking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b</text:p>
          </table:table-cell>
          <table:table-cell office:value-type="string">
            <text:p>Parkin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restroom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c</text:p>
          </table:table-cell>
          <table:table-cell office:value-type="string">
            <text:p>Restroom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automobil-club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d</text:p>
          </table:table-cell>
          <table:table-cell office:value-type="string">
            <text:p>Automobil Club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uto</text:p>
          </table:table-cell>
          <table:table-cell office:value-type="string">
            <text:p>car-wash</text:p>
          </table:table-cell>
          <table:table-cell office:value-type="string">
            <text:p>0x10</text:p>
          </table:table-cell>
          <table:table-cell office:value-type="string">
            <text:p>0x2f</text:p>
          </table:table-cell>
          <table:table-cell office:value-type="string">
            <text:p>0x0e</text:p>
          </table:table-cell>
          <table:table-cell office:value-type="string">
            <text:p>Car Wash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public</text:p>
          </table:table-cell>
          <table:table-cell office:value-type="string">
            <text:p>police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1</text:p>
          </table:table-cell>
          <table:table-cell office:value-type="string">
            <text:p>Policestati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public</text:p>
          </table:table-cell>
          <table:table-cell office:value-type="string">
            <text:p>hospital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2</text:p>
          </table:table-cell>
          <table:table-cell office:value-type="string">
            <text:p>Hospita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public</text:p>
          </table:table-cell>
          <table:table-cell office:value-type="string">
            <text:p>public-office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3</text:p>
          </table:table-cell>
          <table:table-cell office:value-type="string">
            <text:p>Public Offic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public</text:p>
          </table:table-cell>
          <table:table-cell office:value-type="string">
            <text:p>court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4</text:p>
          </table:table-cell>
          <table:table-cell office:value-type="string">
            <text:p>Cour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public</text:p>
          </table:table-cell>
          <table:table-cell office:value-type="string">
            <text:p>disco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5</text:p>
          </table:table-cell>
          <table:table-cell office:value-type="string">
            <text:p>Disco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public</text:p>
          </table:table-cell>
          <table:table-cell office:value-type="string">
            <text:p>customs</text:p>
          </table:table-cell>
          <table:table-cell office:value-type="string">
            <text:p>0x10</text:p>
          </table:table-cell>
          <table:table-cell office:value-type="string">
            <text:p>0x30</text:p>
          </table:table-cell>
          <table:table-cell office:value-type="string">
            <text:p>0x06</text:p>
          </table:table-cell>
          <table:table-cell office:value-type="string">
            <text:p>Zol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golf</text:p>
          </table:table-cell>
          <table:table-cell office:value-type="string">
            <text:p>0x10</text:p>
          </table:table-cell>
          <table:table-cell office:value-type="string">
            <text:p>0x40</text:p>
          </table:table-cell>
          <table:table-cell office:value-type="string">
            <text:p>0x00</text:p>
          </table:table-cell>
          <table:table-cell office:value-type="string">
            <text:p>Golf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fish</text:p>
          </table:table-cell>
          <table:table-cell office:value-type="string">
            <text:p>0x10</text:p>
          </table:table-cell>
          <table:table-cell office:value-type="string">
            <text:p>0x41</text:p>
          </table:table-cell>
          <table:table-cell office:value-type="string">
            <text:p>0x00</text:p>
          </table:table-cell>
          <table:table-cell office:value-type="string">
            <text:p>Fish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wreck</text:p>
          </table:table-cell>
          <table:table-cell office:value-type="string">
            <text:p>0x10</text:p>
          </table:table-cell>
          <table:table-cell office:value-type="string">
            <text:p>0x42</text:p>
          </table:table-cell>
          <table:table-cell office:value-type="string">
            <text:p>0x00</text:p>
          </table:table-cell>
          <table:table-cell office:value-type="string">
            <text:p>Wrec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marina</text:p>
          </table:table-cell>
          <table:table-cell office:value-type="string">
            <text:p>0x10</text:p>
          </table:table-cell>
          <table:table-cell office:value-type="string">
            <text:p>0x43</text:p>
          </table:table-cell>
          <table:table-cell office:value-type="string">
            <text:p>0x00</text:p>
          </table:table-cell>
          <table:table-cell office:value-type="string">
            <text:p>Marina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petrol</text:p>
          </table:table-cell>
          <table:table-cell office:value-type="string">
            <text:p>0x10</text:p>
          </table:table-cell>
          <table:table-cell office:value-type="string">
            <text:p>0x44</text:p>
          </table:table-cell>
          <table:table-cell office:value-type="string">
            <text:p>0x00</text:p>
          </table:table-cell>
          <table:table-cell office:value-type="string">
            <text:p>Gas Stati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restaurant</text:p>
          </table:table-cell>
          <table:table-cell office:value-type="string">
            <text:p>0x10</text:p>
          </table:table-cell>
          <table:table-cell office:value-type="string">
            <text:p>0x45</text:p>
          </table:table-cell>
          <table:table-cell office:value-type="string">
            <text:p>0x00</text:p>
          </table:table-cell>
          <table:table-cell office:value-type="string">
            <text:p>Restauran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bar</text:p>
          </table:table-cell>
          <table:table-cell office:value-type="string">
            <text:p>0x10</text:p>
          </table:table-cell>
          <table:table-cell office:value-type="string">
            <text:p>0x46</text:p>
          </table:table-cell>
          <table:table-cell office:value-type="string">
            <text:p>0x00</text:p>
          </table:table-cell>
          <table:table-cell office:value-type="string">
            <text:p>Ba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boat-ramp</text:p>
          </table:table-cell>
          <table:table-cell office:value-type="string">
            <text:p>0x10</text:p>
          </table:table-cell>
          <table:table-cell office:value-type="string">
            <text:p>0x47</text:p>
          </table:table-cell>
          <table:table-cell office:value-type="string">
            <text:p>0x00</text:p>
          </table:table-cell>
          <table:table-cell office:value-type="string">
            <text:p>Boat Ramp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camping</text:p>
          </table:table-cell>
          <table:table-cell office:value-type="string">
            <text:p>0x10</text:p>
          </table:table-cell>
          <table:table-cell office:value-type="string">
            <text:p>0x48</text:p>
          </table:table-cell>
          <table:table-cell office:value-type="string">
            <text:p>0x00</text:p>
          </table:table-cell>
          <table:table-cell office:value-type="string">
            <text:p>Campin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park</text:p>
          </table:table-cell>
          <table:table-cell office:value-type="string">
            <text:p>0x10</text:p>
          </table:table-cell>
          <table:table-cell office:value-type="string">
            <text:p>0x49</text:p>
          </table:table-cell>
          <table:table-cell office:value-type="string">
            <text:p>0x00</text:p>
          </table:table-cell>
          <table:table-cell office:value-type="string">
            <text:p>Par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picnic-area</text:p>
          </table:table-cell>
          <table:table-cell office:value-type="string">
            <text:p>0x10</text:p>
          </table:table-cell>
          <table:table-cell office:value-type="string">
            <text:p>0x4a</text:p>
          </table:table-cell>
          <table:table-cell office:value-type="string">
            <text:p>0x00</text:p>
          </table:table-cell>
          <table:table-cell office:value-type="string">
            <text:p>Picnic Area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hospital</text:p>
          </table:table-cell>
          <table:table-cell office:value-type="string">
            <text:p>0x10</text:p>
          </table:table-cell>
          <table:table-cell office:value-type="string">
            <text:p>0x4b</text:p>
          </table:table-cell>
          <table:table-cell office:value-type="string">
            <text:p>0x00</text:p>
          </table:table-cell>
          <table:table-cell office:value-type="string">
            <text:p>Hospita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information</text:p>
          </table:table-cell>
          <table:table-cell office:value-type="string">
            <text:p>0x10</text:p>
          </table:table-cell>
          <table:table-cell office:value-type="string">
            <text:p>0x4c</text:p>
          </table:table-cell>
          <table:table-cell office:value-type="string">
            <text:p>0x00</text:p>
          </table:table-cell>
          <table:table-cell office:value-type="string">
            <text:p>Informati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parking</text:p>
          </table:table-cell>
          <table:table-cell office:value-type="string">
            <text:p>0x10</text:p>
          </table:table-cell>
          <table:table-cell office:value-type="string">
            <text:p>0x4d</text:p>
          </table:table-cell>
          <table:table-cell office:value-type="string">
            <text:p>0x00</text:p>
          </table:table-cell>
          <table:table-cell office:value-type="string">
            <text:p>Parkin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restroom</text:p>
          </table:table-cell>
          <table:table-cell office:value-type="string">
            <text:p>0x10</text:p>
          </table:table-cell>
          <table:table-cell office:value-type="string">
            <text:p>0x4e</text:p>
          </table:table-cell>
          <table:table-cell office:value-type="string">
            <text:p>0x00</text:p>
          </table:table-cell>
          <table:table-cell office:value-type="string">
            <text:p>Restroom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shower</text:p>
          </table:table-cell>
          <table:table-cell office:value-type="string">
            <text:p>0x10</text:p>
          </table:table-cell>
          <table:table-cell office:value-type="string">
            <text:p>0x4f</text:p>
          </table:table-cell>
          <table:table-cell office:value-type="string">
            <text:p>0x00</text:p>
          </table:table-cell>
          <table:table-cell office:value-type="string">
            <text:p>Show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drinking-water</text:p>
          </table:table-cell>
          <table:table-cell office:value-type="string">
            <text:p>0x10</text:p>
          </table:table-cell>
          <table:table-cell office:value-type="string">
            <text:p>0x50</text:p>
          </table:table-cell>
          <table:table-cell office:value-type="string">
            <text:p>0x00</text:p>
          </table:table-cell>
          <table:table-cell office:value-type="string">
            <text:p>Drinking Wat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telephone</text:p>
          </table:table-cell>
          <table:table-cell office:value-type="string">
            <text:p>0x10</text:p>
          </table:table-cell>
          <table:table-cell office:value-type="string">
            <text:p>0x51</text:p>
          </table:table-cell>
          <table:table-cell office:value-type="string">
            <text:p>0x00</text:p>
          </table:table-cell>
          <table:table-cell office:value-type="string">
            <text:p>Telephon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scenic-area</text:p>
          </table:table-cell>
          <table:table-cell office:value-type="string">
            <text:p>0x10</text:p>
          </table:table-cell>
          <table:table-cell office:value-type="string">
            <text:p>0x52</text:p>
          </table:table-cell>
          <table:table-cell office:value-type="string">
            <text:p>0x00</text:p>
          </table:table-cell>
          <table:table-cell office:value-type="string">
            <text:p>Scenic Area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skiing</text:p>
          </table:table-cell>
          <table:table-cell office:value-type="string">
            <text:p>0x10</text:p>
          </table:table-cell>
          <table:table-cell office:value-type="string">
            <text:p>0x53</text:p>
          </table:table-cell>
          <table:table-cell office:value-type="string">
            <text:p>0x00</text:p>
          </table:table-cell>
          <table:table-cell office:value-type="string">
            <text:p>Skiin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swimming</text:p>
          </table:table-cell>
          <table:table-cell office:value-type="string">
            <text:p>0x10</text:p>
          </table:table-cell>
          <table:table-cell office:value-type="string">
            <text:p>0x54</text:p>
          </table:table-cell>
          <table:table-cell office:value-type="string">
            <text:p>0x00</text:p>
          </table:table-cell>
          <table:table-cell office:value-type="string">
            <text:p>Swimmin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dam</text:p>
          </table:table-cell>
          <table:table-cell office:value-type="string">
            <text:p>0x10</text:p>
          </table:table-cell>
          <table:table-cell office:value-type="string">
            <text:p>0x55</text:p>
          </table:table-cell>
          <table:table-cell office:value-type="string">
            <text:p>0x00</text:p>
          </table:table-cell>
          <table:table-cell office:value-type="string">
            <text:p>Dam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isc</text:p>
          </table:table-cell>
          <table:table-cell office:value-type="string">
            <text:p>danger-area</text:p>
          </table:table-cell>
          <table:table-cell office:value-type="string">
            <text:p>0x10</text:p>
          </table:table-cell>
          <table:table-cell office:value-type="string">
            <text:p>0x57</text:p>
          </table:table-cell>
          <table:table-cell office:value-type="string">
            <text:p>0x00</text:p>
          </table:table-cell>
          <table:table-cell office:value-type="string">
            <text:p>Danger Area</text:p>
          </table:table-cell>
        </table:table-row>
        <table:table-row table:style-name="ro1">
          <table:table-cell office:value-type="string">
            <text:p>point</text:p>
          </table:table-cell>
          <table:table-cell table:number-columns-repeated="2" office:value-type="string">
            <text:p>airport</text:p>
          </table:table-cell>
          <table:table-cell office:value-type="string">
            <text:p>0x10</text:p>
          </table:table-cell>
          <table:table-cell office:value-type="string">
            <text:p>0x59</text:p>
          </table:table-cell>
          <table:table-cell office:value-type="string">
            <text:p>0x00</text:p>
          </table:table-cell>
          <table:table-cell office:value-type="string">
            <text:p>Airpor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irport</text:p>
          </table:table-cell>
          <table:table-cell office:value-type="string">
            <text:p>heliport</text:p>
          </table:table-cell>
          <table:table-cell office:value-type="string">
            <text:p>0x10</text:p>
          </table:table-cell>
          <table:table-cell office:value-type="string">
            <text:p>0x59</text:p>
          </table:table-cell>
          <table:table-cell office:value-type="string">
            <text:p>0x04</text:p>
          </table:table-cell>
          <table:table-cell office:value-type="string">
            <text:p>Helipor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airport</text:p>
          </table:table-cell>
          <table:table-cell office:value-type="string">
            <text:p>airport2</text:p>
          </table:table-cell>
          <table:table-cell office:value-type="string">
            <text:p>0x10</text:p>
          </table:table-cell>
          <table:table-cell office:value-type="string">
            <text:p>0x59</text:p>
          </table:table-cell>
          <table:table-cell office:value-type="string">
            <text:p>0x05</text:p>
          </table:table-cell>
          <table:table-cell office:value-type="string">
            <text:p>Airport</text:p>
          </table:table-cell>
        </table:table-row>
        <table:table-row table:style-name="ro1">
          <table:table-cell office:value-type="string">
            <text:p>point</text:p>
          </table:table-cell>
          <table:table-cell table:number-columns-repeated="2"/>
          <table:table-cell office:value-type="string">
            <text:p>0x10</text:p>
          </table:table-cell>
          <table:table-cell office:value-type="string">
            <text:p>0x5d</text:p>
          </table:table-cell>
          <table:table-cell office:value-type="string">
            <text:p>0x00</text:p>
          </table:table-cell>
          <table:table-cell office:value-type="string">
            <text:p>Daymark,Green Square</text:p>
          </table:table-cell>
        </table:table-row>
        <table:table-row table:style-name="ro1">
          <table:table-cell office:value-type="string">
            <text:p>point</text:p>
          </table:table-cell>
          <table:table-cell table:number-columns-repeated="2"/>
          <table:table-cell office:value-type="string">
            <text:p>0x10</text:p>
          </table:table-cell>
          <table:table-cell office:value-type="string">
            <text:p>0x5e</text:p>
          </table:table-cell>
          <table:table-cell office:value-type="string">
            <text:p>0x00</text:p>
          </table:table-cell>
          <table:table-cell office:value-type="string">
            <text:p>Daymark,Red Triangl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bridge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1</text:p>
          </table:table-cell>
          <table:table-cell office:value-type="string">
            <text:p>Brid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building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2</text:p>
          </table:table-cell>
          <table:table-cell office:value-type="string">
            <text:p>Buildin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cemetary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3</text:p>
          </table:table-cell>
          <table:table-cell office:value-type="string">
            <text:p>Cemetery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church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4</text:p>
          </table:table-cell>
          <table:table-cell office:value-type="string">
            <text:p>Church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civil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5</text:p>
          </table:table-cell>
          <table:table-cell office:value-type="string">
            <text:p>Civi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crossing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6</text:p>
          </table:table-cell>
          <table:table-cell office:value-type="string">
            <text:p>Crossin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dam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7</text:p>
          </table:table-cell>
          <table:table-cell office:value-type="string">
            <text:p>Dam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hospital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8</text:p>
          </table:table-cell>
          <table:table-cell office:value-type="string">
            <text:p>Hospita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levee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9</text:p>
          </table:table-cell>
          <table:table-cell office:value-type="string">
            <text:p>Leve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locale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a</text:p>
          </table:table-cell>
          <table:table-cell office:value-type="string">
            <text:p>Local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military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b</text:p>
          </table:table-cell>
          <table:table-cell office:value-type="string">
            <text:p>Military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mine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c</text:p>
          </table:table-cell>
          <table:table-cell office:value-type="string">
            <text:p>Min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oil-field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d</text:p>
          </table:table-cell>
          <table:table-cell office:value-type="string">
            <text:p>Oil Fiel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park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e</text:p>
          </table:table-cell>
          <table:table-cell office:value-type="string">
            <text:p>Par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post-office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0f</text:p>
          </table:table-cell>
          <table:table-cell office:value-type="string">
            <text:p>Pos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school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0</text:p>
          </table:table-cell>
          <table:table-cell office:value-type="string">
            <text:p>Schoo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tower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1</text:p>
          </table:table-cell>
          <table:table-cell office:value-type="string">
            <text:p>Tow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trial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2</text:p>
          </table:table-cell>
          <table:table-cell office:value-type="string">
            <text:p>Tria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tunnel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3</text:p>
          </table:table-cell>
          <table:table-cell office:value-type="string">
            <text:p>Tunne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drinking-water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4</text:p>
          </table:table-cell>
          <table:table-cell office:value-type="string">
            <text:p>Drinking Wat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ghost-town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5</text:p>
          </table:table-cell>
          <table:table-cell office:value-type="string">
            <text:p>Ghost Tow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man-made</text:p>
          </table:table-cell>
          <table:table-cell office:value-type="string">
            <text:p>subdivision</text:p>
          </table:table-cell>
          <table:table-cell office:value-type="string">
            <text:p>0x10</text:p>
          </table:table-cell>
          <table:table-cell office:value-type="string">
            <text:p>0x64</text:p>
          </table:table-cell>
          <table:table-cell office:value-type="string">
            <text:p>0x16</text:p>
          </table:table-cell>
          <table:table-cell office:value-type="string">
            <text:p>Subdivisio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arroyo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1</text:p>
          </table:table-cell>
          <table:table-cell office:value-type="string">
            <text:p>Arroyo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sand-bar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2</text:p>
          </table:table-cell>
          <table:table-cell office:value-type="string">
            <text:p>Sand Ba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bay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3</text:p>
          </table:table-cell>
          <table:table-cell office:value-type="string">
            <text:p>Bay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bend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4</text:p>
          </table:table-cell>
          <table:table-cell office:value-type="string">
            <text:p>Ben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canal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5</text:p>
          </table:table-cell>
          <table:table-cell office:value-type="string">
            <text:p>Cana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channel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6</text:p>
          </table:table-cell>
          <table:table-cell office:value-type="string">
            <text:p>Channel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cove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7</text:p>
          </table:table-cell>
          <table:table-cell office:value-type="string">
            <text:p>Cov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falls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8</text:p>
          </table:table-cell>
          <table:table-cell office:value-type="string">
            <text:p>Falls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geyser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9</text:p>
          </table:table-cell>
          <table:table-cell office:value-type="string">
            <text:p>Geys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glacier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a</text:p>
          </table:table-cell>
          <table:table-cell office:value-type="string">
            <text:p>Glaci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harbor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b</text:p>
          </table:table-cell>
          <table:table-cell office:value-type="string">
            <text:p>Harbo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island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c</text:p>
          </table:table-cell>
          <table:table-cell office:value-type="string">
            <text:p>Island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lake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d</text:p>
          </table:table-cell>
          <table:table-cell office:value-type="string">
            <text:p>Lak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rapids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e</text:p>
          </table:table-cell>
          <table:table-cell office:value-type="string">
            <text:p>Rapids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reservoir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0f</text:p>
          </table:table-cell>
          <table:table-cell office:value-type="string">
            <text:p>Reservoi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sea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10</text:p>
          </table:table-cell>
          <table:table-cell office:value-type="string">
            <text:p>Sea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spring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11</text:p>
          </table:table-cell>
          <table:table-cell office:value-type="string">
            <text:p>Spring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stream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12</text:p>
          </table:table-cell>
          <table:table-cell office:value-type="string">
            <text:p>Stream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marine</text:p>
          </table:table-cell>
          <table:table-cell office:value-type="string">
            <text:p>swamp</text:p>
          </table:table-cell>
          <table:table-cell office:value-type="string">
            <text:p>0x10</text:p>
          </table:table-cell>
          <table:table-cell office:value-type="string">
            <text:p>0x65</text:p>
          </table:table-cell>
          <table:table-cell office:value-type="string">
            <text:p>0x13</text:p>
          </table:table-cell>
          <table:table-cell office:value-type="string">
            <text:p>Swamp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arch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1</text:p>
          </table:table-cell>
          <table:table-cell office:value-type="string">
            <text:p>Arch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area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2</text:p>
          </table:table-cell>
          <table:table-cell office:value-type="string">
            <text:p>Area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basin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3</text:p>
          </table:table-cell>
          <table:table-cell office:value-type="string">
            <text:p>Basi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beach1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4</text:p>
          </table:table-cell>
          <table:table-cell office:value-type="string">
            <text:p>Beach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beach2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5</text:p>
          </table:table-cell>
          <table:table-cell office:value-type="string">
            <text:p>Beach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cape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6</text:p>
          </table:table-cell>
          <table:table-cell office:value-type="string">
            <text:p>Cap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cliff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7</text:p>
          </table:table-cell>
          <table:table-cell office:value-type="string">
            <text:p>Cliff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crater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8</text:p>
          </table:table-cell>
          <table:table-cell office:value-type="string">
            <text:p>Crate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fla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9</text:p>
          </table:table-cell>
          <table:table-cell office:value-type="string">
            <text:p>Fla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fores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a</text:p>
          </table:table-cell>
          <table:table-cell office:value-type="string">
            <text:p>Fores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gap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b</text:p>
          </table:table-cell>
          <table:table-cell office:value-type="string">
            <text:p>Gap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gu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c</text:p>
          </table:table-cell>
          <table:table-cell office:value-type="string">
            <text:p>Gu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isthmus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d</text:p>
          </table:table-cell>
          <table:table-cell office:value-type="string">
            <text:p>Isthmus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lava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e</text:p>
          </table:table-cell>
          <table:table-cell office:value-type="string">
            <text:p>Lava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pillar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0f</text:p>
          </table:table-cell>
          <table:table-cell office:value-type="string">
            <text:p>Pillar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plain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0</text:p>
          </table:table-cell>
          <table:table-cell office:value-type="string">
            <text:p>Plain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range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1</text:p>
          </table:table-cell>
          <table:table-cell office:value-type="string">
            <text:p>Ran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reserve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2</text:p>
          </table:table-cell>
          <table:table-cell office:value-type="string">
            <text:p>Reserv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ridge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3</text:p>
          </table:table-cell>
          <table:table-cell office:value-type="string">
            <text:p>Ridg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rock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4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slope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5</text:p>
          </table:table-cell>
          <table:table-cell office:value-type="string">
            <text:p>Slope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summit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6</text:p>
          </table:table-cell>
          <table:table-cell office:value-type="string">
            <text:p>Summit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valley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7</text:p>
          </table:table-cell>
          <table:table-cell office:value-type="string">
            <text:p>Valley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string">
            <text:p>natural-land</text:p>
          </table:table-cell>
          <table:table-cell office:value-type="string">
            <text:p>woods</text:p>
          </table:table-cell>
          <table:table-cell office:value-type="string">
            <text:p>0x10</text:p>
          </table:table-cell>
          <table:table-cell office:value-type="string">
            <text:p>0x66</text:p>
          </table:table-cell>
          <table:table-cell office:value-type="string">
            <text:p>0x18</text:p>
          </table:table-cell>
          <table:table-cell office:value-type="string">
            <text:p>Woods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1</text:p>
          </table:table-cell>
          <table:table-cell/>
          <table:table-cell office:value-type="string">
            <text:p>0x20</text:p>
          </table:table-cell>
          <table:table-cell office:value-type="string">
            <text:p>0x01</text:p>
          </table:table-cell>
          <table:table-cell/>
          <table:table-cell office:value-type="string">
            <text:p>City1 - Large City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2</text:p>
          </table:table-cell>
          <table:table-cell/>
          <table:table-cell office:value-type="string">
            <text:p>0x20</text:p>
          </table:table-cell>
          <table:table-cell office:value-type="string">
            <text:p>0x02</text:p>
          </table:table-cell>
          <table:table-cell/>
          <table:table-cell office:value-type="string">
            <text:p>City2 - Large City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3</text:p>
          </table:table-cell>
          <table:table-cell/>
          <table:table-cell office:value-type="string">
            <text:p>0x20</text:p>
          </table:table-cell>
          <table:table-cell office:value-type="string">
            <text:p>0x03</text:p>
          </table:table-cell>
          <table:table-cell/>
          <table:table-cell office:value-type="string">
            <text:p>City3 - Large City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4</text:p>
          </table:table-cell>
          <table:table-cell/>
          <table:table-cell office:value-type="string">
            <text:p>0x20</text:p>
          </table:table-cell>
          <table:table-cell office:value-type="string">
            <text:p>0x04</text:p>
          </table:table-cell>
          <table:table-cell/>
          <table:table-cell office:value-type="string">
            <text:p>City4 - Large City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5</text:p>
          </table:table-cell>
          <table:table-cell/>
          <table:table-cell office:value-type="string">
            <text:p>0x20</text:p>
          </table:table-cell>
          <table:table-cell office:value-type="string">
            <text:p>0x05</text:p>
          </table:table-cell>
          <table:table-cell/>
          <table:table-cell office:value-type="string">
            <text:p>City5 - Large City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6</text:p>
          </table:table-cell>
          <table:table-cell/>
          <table:table-cell office:value-type="string">
            <text:p>0x20</text:p>
          </table:table-cell>
          <table:table-cell office:value-type="string">
            <text:p>0x06</text:p>
          </table:table-cell>
          <table:table-cell/>
          <table:table-cell office:value-type="string">
            <text:p>City6 - Large City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7</text:p>
          </table:table-cell>
          <table:table-cell/>
          <table:table-cell office:value-type="string">
            <text:p>0x20</text:p>
          </table:table-cell>
          <table:table-cell office:value-type="string">
            <text:p>0x07</text:p>
          </table:table-cell>
          <table:table-cell/>
          <table:table-cell office:value-type="string">
            <text:p>City7 - Medium City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8</text:p>
          </table:table-cell>
          <table:table-cell/>
          <table:table-cell office:value-type="string">
            <text:p>0x20</text:p>
          </table:table-cell>
          <table:table-cell office:value-type="string">
            <text:p>0x08</text:p>
          </table:table-cell>
          <table:table-cell/>
          <table:table-cell office:value-type="string">
            <text:p>City8 - Medium City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9</text:p>
          </table:table-cell>
          <table:table-cell/>
          <table:table-cell office:value-type="string">
            <text:p>0x20</text:p>
          </table:table-cell>
          <table:table-cell office:value-type="string">
            <text:p>0x09</text:p>
          </table:table-cell>
          <table:table-cell/>
          <table:table-cell office:value-type="string">
            <text:p>City9 - Small City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10</text:p>
          </table:table-cell>
          <table:table-cell/>
          <table:table-cell office:value-type="string">
            <text:p>0x20</text:p>
          </table:table-cell>
          <table:table-cell office:value-type="string">
            <text:p>0x0a</text:p>
          </table:table-cell>
          <table:table-cell/>
          <table:table-cell office:value-type="string">
            <text:p>City10 - Small City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11</text:p>
          </table:table-cell>
          <table:table-cell/>
          <table:table-cell office:value-type="string">
            <text:p>0x20</text:p>
          </table:table-cell>
          <table:table-cell office:value-type="string">
            <text:p>0x0b</text:p>
          </table:table-cell>
          <table:table-cell/>
          <table:table-cell office:value-type="string">
            <text:p>City11 - Small City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12</text:p>
          </table:table-cell>
          <table:table-cell/>
          <table:table-cell office:value-type="string">
            <text:p>0x20</text:p>
          </table:table-cell>
          <table:table-cell office:value-type="string">
            <text:p>0x0c</text:p>
          </table:table-cell>
          <table:table-cell/>
          <table:table-cell office:value-type="string">
            <text:p>City12 - Small Town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13</text:p>
          </table:table-cell>
          <table:table-cell/>
          <table:table-cell office:value-type="string">
            <text:p>0x20</text:p>
          </table:table-cell>
          <table:table-cell office:value-type="string">
            <text:p>0x0d</text:p>
          </table:table-cell>
          <table:table-cell/>
          <table:table-cell office:value-type="string">
            <text:p>City13 - Unknown City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0e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0f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0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1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2</text:p>
          </table:table-cell>
          <table:table-cell/>
          <table:table-cell office:value-type="string">
            <text:p>Info(not vis)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3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4</text:p>
          </table:table-cell>
          <table:table-cell/>
          <table:table-cell office:value-type="string">
            <text:p>Region name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5</text:p>
          </table:table-cell>
          <table:table-cell/>
          <table:table-cell office:value-type="string">
            <text:p>Region name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6</text:p>
          </table:table-cell>
          <table:table-cell/>
          <table:table-cell office:value-type="string">
            <text:p>Navaid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7</text:p>
          </table:table-cell>
          <table:table-cell/>
          <table:table-cell office:value-type="string">
            <text:p>Navaid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8</text:p>
          </table:table-cell>
          <table:table-cell/>
          <table:table-cell office:value-type="string">
            <text:p>Navaid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9</text:p>
          </table:table-cell>
          <table:table-cell/>
          <table:table-cell office:value-type="string">
            <text:p>Navaid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a</text:p>
          </table:table-cell>
          <table:table-cell/>
          <table:table-cell office:value-type="string">
            <text:p>Navaid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1d</text:p>
          </table:table-cell>
          <table:table-cell/>
          <table:table-cell office:value-type="string">
            <text:p>Tide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1</text:p>
          </table:table-cell>
          <table:table-cell/>
          <table:table-cell office:value-type="string">
            <text:p>Fish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2</text:p>
          </table:table-cell>
          <table:table-cell/>
          <table:table-cell office:value-type="string">
            <text:p>Wreck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3</text:p>
          </table:table-cell>
          <table:table-cell/>
          <table:table-cell office:value-type="string">
            <text:p>Marina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4</text:p>
          </table:table-cell>
          <table:table-cell/>
          <table:table-cell office:value-type="string">
            <text:p>Fuel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7</text:p>
          </table:table-cell>
          <table:table-cell/>
          <table:table-cell office:value-type="string">
            <text:p>Ramp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8</text:p>
          </table:table-cell>
          <table:table-cell/>
          <table:table-cell office:value-type="string">
            <text:p>Campground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9</text:p>
          </table:table-cell>
          <table:table-cell/>
          <table:table-cell office:value-type="string">
            <text:p>Park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a</text:p>
          </table:table-cell>
          <table:table-cell/>
          <table:table-cell office:value-type="string">
            <text:p>Picnic Area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b</text:p>
          </table:table-cell>
          <table:table-cell/>
          <table:table-cell office:value-type="string">
            <text:p>First Aid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c</text:p>
          </table:table-cell>
          <table:table-cell/>
          <table:table-cell office:value-type="string">
            <text:p>Information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e</text:p>
          </table:table-cell>
          <table:table-cell/>
          <table:table-cell office:value-type="string">
            <text:p>Restroom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4f</text:p>
          </table:table-cell>
          <table:table-cell/>
          <table:table-cell office:value-type="string">
            <text:p>Showers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50</text:p>
          </table:table-cell>
          <table:table-cell/>
          <table:table-cell office:value-type="string">
            <text:p>Drinking Water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51</text:p>
          </table:table-cell>
          <table:table-cell/>
          <table:table-cell office:value-type="string">
            <text:p>Telephone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52</text:p>
          </table:table-cell>
          <table:table-cell/>
          <table:table-cell office:value-type="string">
            <text:p>Sceneic Area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53</text:p>
          </table:table-cell>
          <table:table-cell/>
          <table:table-cell office:value-type="string">
            <text:p>Skiing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54</text:p>
          </table:table-cell>
          <table:table-cell/>
          <table:table-cell office:value-type="string">
            <text:p>Swimming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55</text:p>
          </table:table-cell>
          <table:table-cell/>
          <table:table-cell office:value-type="string">
            <text:p>Dam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57</text:p>
          </table:table-cell>
          <table:table-cell/>
          <table:table-cell office:value-type="string">
            <text:p>Danger Area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59</text:p>
          </table:table-cell>
          <table:table-cell/>
          <table:table-cell office:value-type="string">
            <text:p>Airport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5d</text:p>
          </table:table-cell>
          <table:table-cell/>
          <table:table-cell office:value-type="string">
            <text:p>Daymark, Green Square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5e</text:p>
          </table:table-cell>
          <table:table-cell/>
          <table:table-cell office:value-type="string">
            <text:p>Daymark, Red Triangle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62</text:p>
          </table:table-cell>
          <table:table-cell/>
          <table:table-cell office:value-type="string">
            <text:p>(height point [feet])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63</text:p>
          </table:table-cell>
          <table:table-cell/>
          <table:table-cell office:value-type="string">
            <text:p>(height point [feet])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64</text:p>
          </table:table-cell>
          <table:table-cell/>
          <table:table-cell office:value-type="string">
            <text:p>(blue point)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65</text:p>
          </table:table-cell>
          <table:table-cell/>
          <table:table-cell office:value-type="string">
            <text:p>(blue point)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2"/>
          <table:table-cell office:value-type="string">
            <text:p>0x20</text:p>
          </table:table-cell>
          <table:table-cell office:value-type="string">
            <text:p>0x66</text:p>
          </table:table-cell>
          <table:table-cell/>
          <table:table-cell office:value-type="string">
            <text:p>(blue point)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major-highway-thick</text:p>
          </table:table-cell>
          <table:table-cell/>
          <table:table-cell office:value-type="string">
            <text:p>0x40</text:p>
          </table:table-cell>
          <table:table-cell office:value-type="string">
            <text:p>0x01</text:p>
          </table:table-cell>
          <table:table-cell/>
          <table:table-cell office:value-type="string">
            <text:p>Major HWY - thick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principal-highway-thick</text:p>
          </table:table-cell>
          <table:table-cell/>
          <table:table-cell office:value-type="string">
            <text:p>0x40</text:p>
          </table:table-cell>
          <table:table-cell office:value-type="string">
            <text:p>0x02</text:p>
          </table:table-cell>
          <table:table-cell/>
          <table:table-cell office:value-type="string">
            <text:p>Principal HWY - thick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principal-highway-medium</text:p>
          </table:table-cell>
          <table:table-cell/>
          <table:table-cell office:value-type="string">
            <text:p>0x40</text:p>
          </table:table-cell>
          <table:table-cell office:value-type="string">
            <text:p>0x03</text:p>
          </table:table-cell>
          <table:table-cell/>
          <table:table-cell office:value-type="string">
            <text:p>Principal HWY - medium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arterial-road-medium</text:p>
          </table:table-cell>
          <table:table-cell/>
          <table:table-cell office:value-type="string">
            <text:p>0x40</text:p>
          </table:table-cell>
          <table:table-cell office:value-type="string">
            <text:p>0x04</text:p>
          </table:table-cell>
          <table:table-cell/>
          <table:table-cell office:value-type="string">
            <text:p>Arterial Road - medium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arterial-road-thin</text:p>
          </table:table-cell>
          <table:table-cell/>
          <table:table-cell office:value-type="string">
            <text:p>0x40</text:p>
          </table:table-cell>
          <table:table-cell office:value-type="string">
            <text:p>0x05</text:p>
          </table:table-cell>
          <table:table-cell/>
          <table:table-cell office:value-type="string">
            <text:p>Arterial Road - thin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road</text:p>
          </table:table-cell>
          <table:table-cell/>
          <table:table-cell office:value-type="string">
            <text:p>0x40</text:p>
          </table:table-cell>
          <table:table-cell office:value-type="string">
            <text:p>0x06</text:p>
          </table:table-cell>
          <table:table-cell/>
          <table:table-cell office:value-type="string">
            <text:p>Road - thin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alley</text:p>
          </table:table-cell>
          <table:table-cell/>
          <table:table-cell office:value-type="string">
            <text:p>0x40</text:p>
          </table:table-cell>
          <table:table-cell office:value-type="string">
            <text:p>0x07</text:p>
          </table:table-cell>
          <table:table-cell/>
          <table:table-cell office:value-type="string">
            <text:p>Alley - thin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ramp1</text:p>
          </table:table-cell>
          <table:table-cell/>
          <table:table-cell office:value-type="string">
            <text:p>0x40</text:p>
          </table:table-cell>
          <table:table-cell office:value-type="string">
            <text:p>0x08</text:p>
          </table:table-cell>
          <table:table-cell/>
          <table:table-cell office:value-type="string">
            <text:p>Ramp - thin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ramp2</text:p>
          </table:table-cell>
          <table:table-cell/>
          <table:table-cell office:value-type="string">
            <text:p>0x40</text:p>
          </table:table-cell>
          <table:table-cell office:value-type="string">
            <text:p>0x09</text:p>
          </table:table-cell>
          <table:table-cell/>
          <table:table-cell office:value-type="string">
            <text:p>Ramp - thin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unpaved-road</text:p>
          </table:table-cell>
          <table:table-cell/>
          <table:table-cell office:value-type="string">
            <text:p>0x40</text:p>
          </table:table-cell>
          <table:table-cell office:value-type="string">
            <text:p>0x0a</text:p>
          </table:table-cell>
          <table:table-cell/>
          <table:table-cell office:value-type="string">
            <text:p>Unpaved Road - thin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major-highway-connector</text:p>
          </table:table-cell>
          <table:table-cell/>
          <table:table-cell office:value-type="string">
            <text:p>0x40</text:p>
          </table:table-cell>
          <table:table-cell office:value-type="string">
            <text:p>0x0b</text:p>
          </table:table-cell>
          <table:table-cell/>
          <table:table-cell office:value-type="string">
            <text:p>Major HWY Connector - thick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roundabout</text:p>
          </table:table-cell>
          <table:table-cell/>
          <table:table-cell office:value-type="string">
            <text:p>0x40</text:p>
          </table:table-cell>
          <table:table-cell office:value-type="string">
            <text:p>0x0c</text:p>
          </table:table-cell>
          <table:table-cell/>
          <table:table-cell office:value-type="string">
            <text:p>Roundabaut - thin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railroad</text:p>
          </table:table-cell>
          <table:table-cell/>
          <table:table-cell office:value-type="string">
            <text:p>0x40</text:p>
          </table:table-cell>
          <table:table-cell office:value-type="string">
            <text:p>0x14</text:p>
          </table:table-cell>
          <table:table-cell/>
          <table:table-cell office:value-type="string">
            <text:p>Railroad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shoreline</text:p>
          </table:table-cell>
          <table:table-cell/>
          <table:table-cell office:value-type="string">
            <text:p>0x40</text:p>
          </table:table-cell>
          <table:table-cell office:value-type="string">
            <text:p>0x15</text:p>
          </table:table-cell>
          <table:table-cell/>
          <table:table-cell office:value-type="string">
            <text:p>Shoreline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trail</text:p>
          </table:table-cell>
          <table:table-cell/>
          <table:table-cell office:value-type="string">
            <text:p>0x40</text:p>
          </table:table-cell>
          <table:table-cell office:value-type="string">
            <text:p>0x16</text:p>
          </table:table-cell>
          <table:table-cell/>
          <table:table-cell office:value-type="string">
            <text:p>Trail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stream</text:p>
          </table:table-cell>
          <table:table-cell/>
          <table:table-cell office:value-type="string">
            <text:p>0x40</text:p>
          </table:table-cell>
          <table:table-cell office:value-type="string">
            <text:p>0x18</text:p>
          </table:table-cell>
          <table:table-cell/>
          <table:table-cell office:value-type="string">
            <text:p>Stream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time-zone</text:p>
          </table:table-cell>
          <table:table-cell/>
          <table:table-cell office:value-type="string">
            <text:p>0x40</text:p>
          </table:table-cell>
          <table:table-cell office:value-type="string">
            <text:p>0x19</text:p>
          </table:table-cell>
          <table:table-cell/>
          <table:table-cell office:value-type="string">
            <text:p>Time-Zone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ferry1</text:p>
          </table:table-cell>
          <table:table-cell/>
          <table:table-cell office:value-type="string">
            <text:p>0x40</text:p>
          </table:table-cell>
          <table:table-cell office:value-type="string">
            <text:p>0x1a</text:p>
          </table:table-cell>
          <table:table-cell/>
          <table:table-cell office:value-type="string">
            <text:p>Ferry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ferry2</text:p>
          </table:table-cell>
          <table:table-cell/>
          <table:table-cell office:value-type="string">
            <text:p>0x40</text:p>
          </table:table-cell>
          <table:table-cell office:value-type="string">
            <text:p>0x1b</text:p>
          </table:table-cell>
          <table:table-cell/>
          <table:table-cell office:value-type="string">
            <text:p>Ferry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boundary-political</text:p>
          </table:table-cell>
          <table:table-cell/>
          <table:table-cell office:value-type="string">
            <text:p>0x40</text:p>
          </table:table-cell>
          <table:table-cell office:value-type="string">
            <text:p>0x1c</text:p>
          </table:table-cell>
          <table:table-cell/>
          <table:table-cell office:value-type="string">
            <text:p>Political Boundary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boundary-continent</text:p>
          </table:table-cell>
          <table:table-cell/>
          <table:table-cell office:value-type="string">
            <text:p>0x40</text:p>
          </table:table-cell>
          <table:table-cell office:value-type="string">
            <text:p>0x1d</text:p>
          </table:table-cell>
          <table:table-cell/>
          <table:table-cell office:value-type="string">
            <text:p>Conty Boundary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boundary-international</text:p>
          </table:table-cell>
          <table:table-cell/>
          <table:table-cell office:value-type="string">
            <text:p>0x40</text:p>
          </table:table-cell>
          <table:table-cell office:value-type="string">
            <text:p>0x1e</text:p>
          </table:table-cell>
          <table:table-cell/>
          <table:table-cell office:value-type="string">
            <text:p>Intl. Boundary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river</text:p>
          </table:table-cell>
          <table:table-cell/>
          <table:table-cell office:value-type="string">
            <text:p>0x40</text:p>
          </table:table-cell>
          <table:table-cell office:value-type="string">
            <text:p>0x1f</text:p>
          </table:table-cell>
          <table:table-cell/>
          <table:table-cell office:value-type="string">
            <text:p>River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land-contour-thin</text:p>
          </table:table-cell>
          <table:table-cell/>
          <table:table-cell office:value-type="string">
            <text:p>0x40</text:p>
          </table:table-cell>
          <table:table-cell office:value-type="string">
            <text:p>0x20</text:p>
          </table:table-cell>
          <table:table-cell/>
          <table:table-cell office:value-type="string">
            <text:p>Land Contour - thin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land-contour-medium</text:p>
          </table:table-cell>
          <table:table-cell/>
          <table:table-cell office:value-type="string">
            <text:p>0x40</text:p>
          </table:table-cell>
          <table:table-cell office:value-type="string">
            <text:p>0x21</text:p>
          </table:table-cell>
          <table:table-cell/>
          <table:table-cell office:value-type="string">
            <text:p>Land Contour - medium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land-contour-thick</text:p>
          </table:table-cell>
          <table:table-cell/>
          <table:table-cell office:value-type="string">
            <text:p>0x40</text:p>
          </table:table-cell>
          <table:table-cell office:value-type="string">
            <text:p>0x22</text:p>
          </table:table-cell>
          <table:table-cell/>
          <table:table-cell office:value-type="string">
            <text:p>Land Contour - thick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depth-contour-thin</text:p>
          </table:table-cell>
          <table:table-cell/>
          <table:table-cell office:value-type="string">
            <text:p>0x40</text:p>
          </table:table-cell>
          <table:table-cell office:value-type="string">
            <text:p>0x23</text:p>
          </table:table-cell>
          <table:table-cell/>
          <table:table-cell office:value-type="string">
            <text:p>Depth Contour - thin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depth-contour-medium</text:p>
          </table:table-cell>
          <table:table-cell/>
          <table:table-cell office:value-type="string">
            <text:p>0x40</text:p>
          </table:table-cell>
          <table:table-cell office:value-type="string">
            <text:p>0x24</text:p>
          </table:table-cell>
          <table:table-cell/>
          <table:table-cell office:value-type="string">
            <text:p>Depth Contour - medium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depth-contour-thick</text:p>
          </table:table-cell>
          <table:table-cell/>
          <table:table-cell office:value-type="string">
            <text:p>0x40</text:p>
          </table:table-cell>
          <table:table-cell office:value-type="string">
            <text:p>0x25</text:p>
          </table:table-cell>
          <table:table-cell/>
          <table:table-cell office:value-type="string">
            <text:p>Depth Contour - thick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intermittent-river</text:p>
          </table:table-cell>
          <table:table-cell/>
          <table:table-cell office:value-type="string">
            <text:p>0x40</text:p>
          </table:table-cell>
          <table:table-cell office:value-type="string">
            <text:p>0x26</text:p>
          </table:table-cell>
          <table:table-cell/>
          <table:table-cell office:value-type="string">
            <text:p>Intermittent River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airport-runway</text:p>
          </table:table-cell>
          <table:table-cell/>
          <table:table-cell office:value-type="string">
            <text:p>0x40</text:p>
          </table:table-cell>
          <table:table-cell office:value-type="string">
            <text:p>0x27</text:p>
          </table:table-cell>
          <table:table-cell/>
          <table:table-cell office:value-type="string">
            <text:p>Airport Runway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pipeline</text:p>
          </table:table-cell>
          <table:table-cell/>
          <table:table-cell office:value-type="string">
            <text:p>0x40</text:p>
          </table:table-cell>
          <table:table-cell office:value-type="string">
            <text:p>0x28</text:p>
          </table:table-cell>
          <table:table-cell/>
          <table:table-cell office:value-type="string">
            <text:p>Pipeline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powerline</text:p>
          </table:table-cell>
          <table:table-cell/>
          <table:table-cell office:value-type="string">
            <text:p>0x40</text:p>
          </table:table-cell>
          <table:table-cell office:value-type="string">
            <text:p>0x29</text:p>
          </table:table-cell>
          <table:table-cell/>
          <table:table-cell office:value-type="string">
            <text:p>Powerline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marine-boundary</text:p>
          </table:table-cell>
          <table:table-cell/>
          <table:table-cell office:value-type="string">
            <text:p>0x40</text:p>
          </table:table-cell>
          <table:table-cell office:value-type="string">
            <text:p>0x2a</text:p>
          </table:table-cell>
          <table:table-cell/>
          <table:table-cell office:value-type="string">
            <text:p>Marine Boundary</text:p>
          </table:table-cell>
        </table:table-row>
        <table:table-row table:style-name="ro1">
          <table:table-cell office:value-type="string">
            <text:p>polyline</text:p>
          </table:table-cell>
          <table:table-cell office:value-type="string">
            <text:p>marine-hazard</text:p>
          </table:table-cell>
          <table:table-cell/>
          <table:table-cell office:value-type="string">
            <text:p>0x40</text:p>
          </table:table-cell>
          <table:table-cell office:value-type="string">
            <text:p>0x2b</text:p>
          </table:table-cell>
          <table:table-cell/>
          <table:table-cell office:value-type="string">
            <text:p>Marine Hazard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city1</text:p>
          </table:table-cell>
          <table:table-cell/>
          <table:table-cell office:value-type="string">
            <text:p>0x80</text:p>
          </table:table-cell>
          <table:table-cell office:value-type="string">
            <text:p>0x01</text:p>
          </table:table-cell>
          <table:table-cell/>
          <table:table-cell office:value-type="string">
            <text:p>City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city2</text:p>
          </table:table-cell>
          <table:table-cell/>
          <table:table-cell office:value-type="string">
            <text:p>0x80</text:p>
          </table:table-cell>
          <table:table-cell office:value-type="string">
            <text:p>0x02</text:p>
          </table:table-cell>
          <table:table-cell/>
          <table:table-cell office:value-type="string">
            <text:p>City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city3</text:p>
          </table:table-cell>
          <table:table-cell/>
          <table:table-cell office:value-type="string">
            <text:p>0x80</text:p>
          </table:table-cell>
          <table:table-cell office:value-type="string">
            <text:p>0x03</text:p>
          </table:table-cell>
          <table:table-cell/>
          <table:table-cell office:value-type="string">
            <text:p>City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military</text:p>
          </table:table-cell>
          <table:table-cell/>
          <table:table-cell office:value-type="string">
            <text:p>0x80</text:p>
          </table:table-cell>
          <table:table-cell office:value-type="string">
            <text:p>0x04</text:p>
          </table:table-cell>
          <table:table-cell/>
          <table:table-cell office:value-type="string">
            <text:p>Military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parking-lot</text:p>
          </table:table-cell>
          <table:table-cell/>
          <table:table-cell office:value-type="string">
            <text:p>0x80</text:p>
          </table:table-cell>
          <table:table-cell office:value-type="string">
            <text:p>0x05</text:p>
          </table:table-cell>
          <table:table-cell/>
          <table:table-cell office:value-type="string">
            <text:p>Parking Lot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parking-garage</text:p>
          </table:table-cell>
          <table:table-cell/>
          <table:table-cell office:value-type="string">
            <text:p>0x80</text:p>
          </table:table-cell>
          <table:table-cell office:value-type="string">
            <text:p>0x06</text:p>
          </table:table-cell>
          <table:table-cell/>
          <table:table-cell office:value-type="string">
            <text:p>Parking Garage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airport</text:p>
          </table:table-cell>
          <table:table-cell/>
          <table:table-cell office:value-type="string">
            <text:p>0x80</text:p>
          </table:table-cell>
          <table:table-cell office:value-type="string">
            <text:p>0x07</text:p>
          </table:table-cell>
          <table:table-cell/>
          <table:table-cell office:value-type="string">
            <text:p>Airport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shopping</text:p>
          </table:table-cell>
          <table:table-cell/>
          <table:table-cell office:value-type="string">
            <text:p>0x80</text:p>
          </table:table-cell>
          <table:table-cell office:value-type="string">
            <text:p>0x08</text:p>
          </table:table-cell>
          <table:table-cell/>
          <table:table-cell office:value-type="string">
            <text:p>Shopping Center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marina</text:p>
          </table:table-cell>
          <table:table-cell/>
          <table:table-cell office:value-type="string">
            <text:p>0x80</text:p>
          </table:table-cell>
          <table:table-cell office:value-type="string">
            <text:p>0x09</text:p>
          </table:table-cell>
          <table:table-cell/>
          <table:table-cell office:value-type="string">
            <text:p>Marina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university</text:p>
          </table:table-cell>
          <table:table-cell/>
          <table:table-cell office:value-type="string">
            <text:p>0x80</text:p>
          </table:table-cell>
          <table:table-cell office:value-type="string">
            <text:p>0x0a</text:p>
          </table:table-cell>
          <table:table-cell/>
          <table:table-cell office:value-type="string">
            <text:p>University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hospital</text:p>
          </table:table-cell>
          <table:table-cell/>
          <table:table-cell office:value-type="string">
            <text:p>0x80</text:p>
          </table:table-cell>
          <table:table-cell office:value-type="string">
            <text:p>0x0b</text:p>
          </table:table-cell>
          <table:table-cell/>
          <table:table-cell office:value-type="string">
            <text:p>Hospital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industrial</text:p>
          </table:table-cell>
          <table:table-cell/>
          <table:table-cell office:value-type="string">
            <text:p>0x80</text:p>
          </table:table-cell>
          <table:table-cell office:value-type="string">
            <text:p>0x0c</text:p>
          </table:table-cell>
          <table:table-cell/>
          <table:table-cell office:value-type="string">
            <text:p>Industrial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reservation</text:p>
          </table:table-cell>
          <table:table-cell/>
          <table:table-cell office:value-type="string">
            <text:p>0x80</text:p>
          </table:table-cell>
          <table:table-cell office:value-type="string">
            <text:p>0x0d</text:p>
          </table:table-cell>
          <table:table-cell/>
          <table:table-cell office:value-type="string">
            <text:p>Reservation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airport-runway</text:p>
          </table:table-cell>
          <table:table-cell/>
          <table:table-cell office:value-type="string">
            <text:p>0x80</text:p>
          </table:table-cell>
          <table:table-cell office:value-type="string">
            <text:p>0x0e</text:p>
          </table:table-cell>
          <table:table-cell/>
          <table:table-cell office:value-type="string">
            <text:p>Airport Runway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national-park1</text:p>
          </table:table-cell>
          <table:table-cell/>
          <table:table-cell office:value-type="string">
            <text:p>0x80</text:p>
          </table:table-cell>
          <table:table-cell office:value-type="string">
            <text:p>0x14</text:p>
          </table:table-cell>
          <table:table-cell/>
          <table:table-cell office:value-type="string">
            <text:p>National park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national-park2</text:p>
          </table:table-cell>
          <table:table-cell/>
          <table:table-cell office:value-type="string">
            <text:p>0x80</text:p>
          </table:table-cell>
          <table:table-cell office:value-type="string">
            <text:p>0x15</text:p>
          </table:table-cell>
          <table:table-cell/>
          <table:table-cell office:value-type="string">
            <text:p>National park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national-park3</text:p>
          </table:table-cell>
          <table:table-cell/>
          <table:table-cell office:value-type="string">
            <text:p>0x80</text:p>
          </table:table-cell>
          <table:table-cell office:value-type="string">
            <text:p>0x16</text:p>
          </table:table-cell>
          <table:table-cell/>
          <table:table-cell office:value-type="string">
            <text:p>National park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city-park</text:p>
          </table:table-cell>
          <table:table-cell/>
          <table:table-cell office:value-type="string">
            <text:p>0x80</text:p>
          </table:table-cell>
          <table:table-cell office:value-type="string">
            <text:p>0x17</text:p>
          </table:table-cell>
          <table:table-cell/>
          <table:table-cell office:value-type="string">
            <text:p>City Park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golf</text:p>
          </table:table-cell>
          <table:table-cell/>
          <table:table-cell office:value-type="string">
            <text:p>0x80</text:p>
          </table:table-cell>
          <table:table-cell office:value-type="string">
            <text:p>0x18</text:p>
          </table:table-cell>
          <table:table-cell/>
          <table:table-cell office:value-type="string">
            <text:p>Golf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sport</text:p>
          </table:table-cell>
          <table:table-cell/>
          <table:table-cell office:value-type="string">
            <text:p>0x80</text:p>
          </table:table-cell>
          <table:table-cell office:value-type="string">
            <text:p>0x19</text:p>
          </table:table-cell>
          <table:table-cell/>
          <table:table-cell office:value-type="string">
            <text:p>Sport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cemetary</text:p>
          </table:table-cell>
          <table:table-cell/>
          <table:table-cell office:value-type="string">
            <text:p>0x80</text:p>
          </table:table-cell>
          <table:table-cell office:value-type="string">
            <text:p>0x1a</text:p>
          </table:table-cell>
          <table:table-cell/>
          <table:table-cell office:value-type="string">
            <text:p>Cemetary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state-park1</text:p>
          </table:table-cell>
          <table:table-cell/>
          <table:table-cell office:value-type="string">
            <text:p>0x80</text:p>
          </table:table-cell>
          <table:table-cell office:value-type="string">
            <text:p>0x1e</text:p>
          </table:table-cell>
          <table:table-cell/>
          <table:table-cell office:value-type="string">
            <text:p>State Park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state-park2</text:p>
          </table:table-cell>
          <table:table-cell/>
          <table:table-cell office:value-type="string">
            <text:p>0x80</text:p>
          </table:table-cell>
          <table:table-cell office:value-type="string">
            <text:p>0x1f</text:p>
          </table:table-cell>
          <table:table-cell/>
          <table:table-cell office:value-type="string">
            <text:p>State Park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ocean</text:p>
          </table:table-cell>
          <table:table-cell/>
          <table:table-cell office:value-type="string">
            <text:p>0x80</text:p>
          </table:table-cell>
          <table:table-cell office:value-type="string">
            <text:p>0x28</text:p>
          </table:table-cell>
          <table:table-cell/>
          <table:table-cell office:value-type="string">
            <text:p>Ocean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sea</text:p>
          </table:table-cell>
          <table:table-cell/>
          <table:table-cell office:value-type="string">
            <text:p>0x80</text:p>
          </table:table-cell>
          <table:table-cell office:value-type="string">
            <text:p>0x32</text:p>
          </table:table-cell>
          <table:table-cell/>
          <table:table-cell office:value-type="string">
            <text:p>Sea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lake1</text:p>
          </table:table-cell>
          <table:table-cell/>
          <table:table-cell office:value-type="string">
            <text:p>0x80</text:p>
          </table:table-cell>
          <table:table-cell office:value-type="string">
            <text:p>0x3c</text:p>
          </table:table-cell>
          <table:table-cell/>
          <table:table-cell office:value-type="string">
            <text:p>Lake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lake2</text:p>
          </table:table-cell>
          <table:table-cell/>
          <table:table-cell office:value-type="string">
            <text:p>0x80</text:p>
          </table:table-cell>
          <table:table-cell office:value-type="string">
            <text:p>0x3d</text:p>
          </table:table-cell>
          <table:table-cell/>
          <table:table-cell office:value-type="string">
            <text:p>Lake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lake3</text:p>
          </table:table-cell>
          <table:table-cell/>
          <table:table-cell office:value-type="string">
            <text:p>0x80</text:p>
          </table:table-cell>
          <table:table-cell office:value-type="string">
            <text:p>0x3e</text:p>
          </table:table-cell>
          <table:table-cell/>
          <table:table-cell office:value-type="string">
            <text:p>Lake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lake4</text:p>
          </table:table-cell>
          <table:table-cell/>
          <table:table-cell office:value-type="string">
            <text:p>0x80</text:p>
          </table:table-cell>
          <table:table-cell office:value-type="string">
            <text:p>0x3f</text:p>
          </table:table-cell>
          <table:table-cell/>
          <table:table-cell office:value-type="string">
            <text:p>Lake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lake5</text:p>
          </table:table-cell>
          <table:table-cell/>
          <table:table-cell office:value-type="string">
            <text:p>0x80</text:p>
          </table:table-cell>
          <table:table-cell office:value-type="string">
            <text:p>0x40</text:p>
          </table:table-cell>
          <table:table-cell/>
          <table:table-cell office:value-type="string">
            <text:p>Lake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lake6</text:p>
          </table:table-cell>
          <table:table-cell/>
          <table:table-cell office:value-type="string">
            <text:p>0x80</text:p>
          </table:table-cell>
          <table:table-cell office:value-type="string">
            <text:p>0x41</text:p>
          </table:table-cell>
          <table:table-cell/>
          <table:table-cell office:value-type="string">
            <text:p>Lake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lake7</text:p>
          </table:table-cell>
          <table:table-cell/>
          <table:table-cell office:value-type="string">
            <text:p>0x80</text:p>
          </table:table-cell>
          <table:table-cell office:value-type="string">
            <text:p>0x42</text:p>
          </table:table-cell>
          <table:table-cell/>
          <table:table-cell office:value-type="string">
            <text:p>Lake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lake8</text:p>
          </table:table-cell>
          <table:table-cell/>
          <table:table-cell office:value-type="string">
            <text:p>0x80</text:p>
          </table:table-cell>
          <table:table-cell office:value-type="string">
            <text:p>0x43</text:p>
          </table:table-cell>
          <table:table-cell/>
          <table:table-cell office:value-type="string">
            <text:p>Lake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lake9</text:p>
          </table:table-cell>
          <table:table-cell/>
          <table:table-cell office:value-type="string">
            <text:p>0x80</text:p>
          </table:table-cell>
          <table:table-cell office:value-type="string">
            <text:p>0x44</text:p>
          </table:table-cell>
          <table:table-cell/>
          <table:table-cell office:value-type="string">
            <text:p>Lake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river1</text:p>
          </table:table-cell>
          <table:table-cell/>
          <table:table-cell office:value-type="string">
            <text:p>0x80</text:p>
          </table:table-cell>
          <table:table-cell office:value-type="string">
            <text:p>0x46</text:p>
          </table:table-cell>
          <table:table-cell/>
          <table:table-cell office:value-type="string">
            <text:p>River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river2</text:p>
          </table:table-cell>
          <table:table-cell/>
          <table:table-cell office:value-type="string">
            <text:p>0x80</text:p>
          </table:table-cell>
          <table:table-cell office:value-type="string">
            <text:p>0x47</text:p>
          </table:table-cell>
          <table:table-cell/>
          <table:table-cell office:value-type="string">
            <text:p>River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river3</text:p>
          </table:table-cell>
          <table:table-cell/>
          <table:table-cell office:value-type="string">
            <text:p>0x80</text:p>
          </table:table-cell>
          <table:table-cell office:value-type="string">
            <text:p>0x48</text:p>
          </table:table-cell>
          <table:table-cell/>
          <table:table-cell office:value-type="string">
            <text:p>River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river4</text:p>
          </table:table-cell>
          <table:table-cell/>
          <table:table-cell office:value-type="string">
            <text:p>0x80</text:p>
          </table:table-cell>
          <table:table-cell office:value-type="string">
            <text:p>0x49</text:p>
          </table:table-cell>
          <table:table-cell/>
          <table:table-cell office:value-type="string">
            <text:p>River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intermittent-water</text:p>
          </table:table-cell>
          <table:table-cell/>
          <table:table-cell office:value-type="string">
            <text:p>0x80</text:p>
          </table:table-cell>
          <table:table-cell office:value-type="string">
            <text:p>0x4c</text:p>
          </table:table-cell>
          <table:table-cell/>
          <table:table-cell office:value-type="string">
            <text:p>Intermittent River/Lake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glacier</text:p>
          </table:table-cell>
          <table:table-cell/>
          <table:table-cell office:value-type="string">
            <text:p>0x80</text:p>
          </table:table-cell>
          <table:table-cell office:value-type="string">
            <text:p>0x4d</text:p>
          </table:table-cell>
          <table:table-cell/>
          <table:table-cell office:value-type="string">
            <text:p>Glaciers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woods</text:p>
          </table:table-cell>
          <table:table-cell/>
          <table:table-cell office:value-type="string">
            <text:p>0x80</text:p>
          </table:table-cell>
          <table:table-cell office:value-type="string">
            <text:p>0x50</text:p>
          </table:table-cell>
          <table:table-cell/>
          <table:table-cell office:value-type="string">
            <text:p>Woods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wetland</text:p>
          </table:table-cell>
          <table:table-cell/>
          <table:table-cell office:value-type="string">
            <text:p>0x80</text:p>
          </table:table-cell>
          <table:table-cell office:value-type="string">
            <text:p>0x51</text:p>
          </table:table-cell>
          <table:table-cell/>
          <table:table-cell office:value-type="string">
            <text:p>Wetland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string">
            <text:p>flats</text:p>
          </table:table-cell>
          <table:table-cell/>
          <table:table-cell office:value-type="string">
            <text:p>0x80</text:p>
          </table:table-cell>
          <table:table-cell office:value-type="string">
            <text:p>0x53</text:p>
          </table:table-cell>
          <table:table-cell/>
          <table:table-cell office:value-type="string">
            <text:p>Flats</text:p>
          </table:table-cell>
        </table:table-row>
      </table:table>
      <table:database-ranges>
        <table:database-range table:target-range-address="Sheet1.A2:Sheet1.F32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de" fo:country="DE" style:font-name-asian="Bitstream Vera Sans1" style:language-asian="en" style:country-asian="US" style:font-name-complex="Bitstream Vera Sans1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number:text>-$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style:text-properties fo:color="#ff0000"/>
      <number:text>-$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number:text>-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style:text-properties fo:color="#ff0000"/>
      <number:text>-$ 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 </number:text>
      <number:number number:decimal-places="0" number:min-integer-digits="1" number:grouping="true"/>
      <number:text> </number:text>
    </number:number-style>
    <number:number-style style:name="N121P1" style:volatile="true">
      <number:text>-$ </number:text>
      <number:number number:decimal-places="0" number:min-integer-digits="1" number:grouping="true"/>
      <number:text> </number:text>
    </number:number-style>
    <number:number-style style:name="N121P2" style:volatile="true">
      <number:text> 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2" number:min-integer-digits="1" number:grouping="true"/>
      <number:text> </number:text>
    </number:number-style>
    <number:number-style style:name="N129P1" style:volatile="true">
      <number:text>-$ </number:text>
      <number:number number:decimal-places="2" number:min-integer-digits="1" number:grouping="true"/>
      <number:text> </number:text>
    </number:number-style>
    <number:number-style style:name="N129P2" style:volatile="true">
      <number:text> $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4" number:min-integer-digits="1"/>
    </number:number-style>
    <number:number-style style:name="N135">
      <number:number number:decimal-places="0" number:min-integer-digits="3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4">14.12.2006</text:date>, <text:time>13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ochen Topf</meta:initial-creator>
    <meta:creation-date>2006-12-13T16:54:21</meta:creation-date>
    <dc:creator>Jochen Topf</dc:creator>
    <dc:date>2006-12-14T13:48:25</dc:date>
    <dc:language>de-DE</dc:language>
    <meta:editing-cycles>12</meta:editing-cycles>
    <meta:editing-duration>PT1H32M6S</meta:editing-duration>
    <meta:user-defined meta:name="Info 1"/>
    <meta:user-defined meta:name="Info 2"/>
    <meta:user-defined meta:name="Info 3"/>
    <meta:user-defined meta:name="Info 4"/>
    <meta:document-statistic meta:table-count="1" meta:cell-count="2746"/>
  </office:meta>
</office:document-meta>
</file>